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1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re usage</text:p>
          </table:table-cell>
          <table:table-cell office:value-type="string" calcext:value-type="string">
            <text:p>Real tim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06193" calcext:value-type="float">
            <text:p>7.06193</text:p>
          </table:table-cell>
          <table:table-cell office:value-type="float" office:value="5.99678" calcext:value-type="float">
            <text:p>5.99678</text:p>
          </table:table-cell>
          <table:table-cell table:formula="of:=[.B2]/[.C2]" office:value-type="float" office:value="1.17762032290663" calcext:value-type="float">
            <text:p>1.17762032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606" calcext:value-type="float">
            <text:p>6.606</text:p>
          </table:table-cell>
          <table:table-cell office:value-type="float" office:value="6.16369" calcext:value-type="float">
            <text:p>6.16369</text:p>
          </table:table-cell>
          <table:table-cell table:formula="of:=[.B3]/[.C3]" office:value-type="float" office:value="1.07176058497426" calcext:value-type="float">
            <text:p>1.0717605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1013" calcext:value-type="float">
            <text:p>5.71013</text:p>
          </table:table-cell>
          <table:table-cell office:value-type="float" office:value="5.91801" calcext:value-type="float">
            <text:p>5.91801</text:p>
          </table:table-cell>
          <table:table-cell table:formula="of:=[.B4]/[.C4]" office:value-type="float" office:value="0.964873327351593" calcext:value-type="float">
            <text:p>0.9648733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4855" calcext:value-type="float">
            <text:p>2.94855</text:p>
          </table:table-cell>
          <table:table-cell office:value-type="float" office:value="4.04787" calcext:value-type="float">
            <text:p>4.04787</text:p>
          </table:table-cell>
          <table:table-cell table:formula="of:=[.B5]/[.C5]" office:value-type="float" office:value="0.728420132069459" calcext:value-type="float">
            <text:p>0.7284201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6461" calcext:value-type="float">
            <text:p>2.56461</text:p>
          </table:table-cell>
          <table:table-cell office:value-type="float" office:value="2.20894" calcext:value-type="float">
            <text:p>2.20894</text:p>
          </table:table-cell>
          <table:table-cell table:formula="of:=[.B6]/[.C6]" office:value-type="float" office:value="1.16101387996052" calcext:value-type="float">
            <text:p>1.161013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6962" calcext:value-type="float">
            <text:p>2.46962</text:p>
          </table:table-cell>
          <table:table-cell office:value-type="float" office:value="1.09912" calcext:value-type="float">
            <text:p>1.09912</text:p>
          </table:table-cell>
          <table:table-cell table:formula="of:=[.B7]/[.C7]" office:value-type="float" office:value="2.24690661620205" calcext:value-type="float">
            <text:p>2.2469066162</text:p>
          </table:table-cell>
        </table:table-row>
        <table:table-row table:style-name="ro1">
          <table:table-cell table:number-columns-repeated="3"/>
          <table:table-cell table:formula="of:=[.B8]/[.C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B9]/[.C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float" office:value="2.0268" calcext:value-type="float">
            <text:p>2.0268</text:p>
          </table:table-cell>
          <table:table-cell office:value-type="float" office:value="5.50245" calcext:value-type="float">
            <text:p>5.50245</text:p>
          </table:table-cell>
          <table:table-cell table:formula="of:=[.B10]/[.C10]" office:value-type="float" office:value="0.368345009950113" calcext:value-type="float">
            <text:p>0.36834501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.6611" calcext:value-type="float">
            <text:p>1.6611</text:p>
          </table:table-cell>
          <table:table-cell office:value-type="float" office:value="3.90038" calcext:value-type="float">
            <text:p>3.90038</text:p>
          </table:table-cell>
          <table:table-cell table:formula="of:=[.B11]/[.C11]" office:value-type="float" office:value="0.425881580769053" calcext:value-type="float">
            <text:p>0.4258815808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.33795" calcext:value-type="float">
            <text:p>1.33795</text:p>
          </table:table-cell>
          <table:table-cell office:value-type="float" office:value="2.08106" calcext:value-type="float">
            <text:p>2.08106</text:p>
          </table:table-cell>
          <table:table-cell table:formula="of:=[.B12]/[.C12]" office:value-type="float" office:value="0.642917551632341" calcext:value-type="float">
            <text:p>0.6429175516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.31246" calcext:value-type="float">
            <text:p>1.31246</text:p>
          </table:table-cell>
          <table:table-cell office:value-type="float" office:value="1.0521" calcext:value-type="float">
            <text:p>1.0521</text:p>
          </table:table-cell>
          <table:table-cell table:formula="of:=[.B13]/[.C13]" office:value-type="float" office:value="1.24746697082026" calcext:value-type="float">
            <text:p>1.2474669708</text:p>
          </table:table-cell>
        </table:table-row>
        <table:table-row table:style-name="ro1">
          <table:table-cell table:number-columns-repeated="3"/>
          <table:table-cell table:formula="of:=[.B14]/[.C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B15]/[.C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B16]/[.C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B17]/[.C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B18]/[.C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B19]/[.C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B20]/[.C20]" office:value-type="string" office:string-value="" calcext:value-type="error">
            <text:p>#DIV/0!</text:p>
          </table:table-cell>
        </table:table-row>
      </table:table>
      <table:table table:name="Sheet2" table:style-name="ta1">
        <table:table-header-columns>
          <table:table-column table:style-name="co2" table:default-cell-style-name="ce1"/>
        </table:table-header-columns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visibility="collapse" table:number-columns-repeated="2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12"/>
        <table:table-column table:style-name="co1" table:visibility="collapse" table:number-columns-repeated="2" table:default-cell-style-name="ce9"/>
        <table:table-column table:style-name="co1" table:number-columns-repeated="5" table:default-cell-style-name="ce9"/>
        <table:table-column table:style-name="co1" table:visibility="collapse" table:number-columns-repeated="2" table:default-cell-style-name="Default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1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74" table:default-cell-style-name="Default"/>
        <table:table-header-rows>
          <table:table-row table:style-name="ro1">
            <table:table-cell table:number-columns-repeated="3"/>
            <table:table-cell office:value-type="string" calcext:value-type="string">
              <text:p>eLux RP Atom N270 1.6 GHz</text:p>
            </table:table-cell>
            <table:table-cell table:number-columns-repeated="6"/>
            <table:table-cell office:value-type="string" calcext:value-type="string">
              <text:p>Lubuntu 13.10 i.MX6 Quad 1.2 GHz</text:p>
            </table:table-cell>
            <table:table-cell table:number-columns-repeated="6"/>
            <table:table-cell office:value-type="string" calcext:value-type="string">
              <text:p>Fedora 22 i7-3770 3.4 GHz</text:p>
            </table:table-cell>
            <table:table-cell table:number-columns-repeated="4"/>
            <table:table-cell table:style-name="Default"/>
            <table:table-cell/>
            <table:table-cell office:value-type="string" calcext:value-type="string">
              <text:p>Windows Vista Core 2 Duo E7400 2.8 GHz</text:p>
            </table:table-cell>
            <table:table-cell table:number-columns-repeated="6"/>
            <table:table-cell office:value-type="string" calcext:value-type="string">
              <text:p>Windows 10 i3-4170 3.7 GHz</text:p>
            </table:table-cell>
            <table:table-cell table:number-columns-repeated="6"/>
            <table:table-cell office:value-type="string" calcext:value-type="string">
              <text:p>OS X 10.6 Core 2 Duo 2.53 GHz</text:p>
            </table:table-cell>
            <table:table-cell table:number-columns-repeated="6"/>
            <table:table-cell office:value-type="string" calcext:value-type="string">
              <text:p>OS X 10.11 i5 2.3 GHz</text:p>
            </table:table-cell>
            <table:table-cell table:number-columns-repeated="978"/>
          </table:table-row>
          <table:table-row table:style-name="ro1">
            <table:table-cell table:style-name="ce2"/>
            <table:table-cell table:style-name="ce5" table:number-columns-repeated="2"/>
            <table:table-cell table:style-name="ce5" office:value-type="string" calcext:value-type="string">
              <text:p>All cores</text:p>
            </table:table-cell>
            <table:table-cell table:style-name="ce5" office:value-type="string" calcext:value-type="string">
              <text:p>1 core</text:p>
            </table:table-cell>
            <table:table-cell table:style-name="ce5" office:value-type="string" calcext:value-type="string">
              <text:p>Old code</text:p>
            </table:table-cell>
            <table:table-cell table:style-name="ce8" office:value-type="string" calcext:value-type="string">
              <text:p>all vs old</text:p>
            </table:table-cell>
            <table:table-cell table:style-name="ce2" office:value-type="string" calcext:value-type="string">
              <text:p>1 vs old</text:p>
            </table:table-cell>
            <table:table-cell table:style-name="ce5" table:number-columns-repeated="2"/>
            <table:table-cell table:style-name="ce5" office:value-type="string" calcext:value-type="string">
              <text:p>All cores</text:p>
            </table:table-cell>
            <table:table-cell table:style-name="ce5" office:value-type="string" calcext:value-type="string">
              <text:p>1 core</text:p>
            </table:table-cell>
            <table:table-cell table:style-name="ce5" office:value-type="string" calcext:value-type="string">
              <text:p>Old code</text:p>
            </table:table-cell>
            <table:table-cell table:style-name="ce8" office:value-type="string" calcext:value-type="string">
              <text:p>all vs old</text:p>
            </table:table-cell>
            <table:table-cell table:style-name="ce5" office:value-type="string" calcext:value-type="string">
              <text:p>1 vs old</text:p>
            </table:table-cell>
            <table:table-cell table:style-name="ce5" table:number-columns-repeated="2"/>
            <table:table-cell table:style-name="ce5" office:value-type="string" calcext:value-type="string">
              <text:p>All cores</text:p>
            </table:table-cell>
            <table:table-cell table:style-name="ce5" office:value-type="string" calcext:value-type="string">
              <text:p>1 core</text:p>
            </table:table-cell>
            <table:table-cell table:style-name="ce5" office:value-type="string" calcext:value-type="string">
              <text:p>Old code</text:p>
            </table:table-cell>
            <table:table-cell table:style-name="ce8" office:value-type="string" calcext:value-type="string">
              <text:p>all vs old</text:p>
            </table:table-cell>
            <table:table-cell table:style-name="ce2" office:value-type="string" calcext:value-type="string">
              <text:p>1 vs old</text:p>
            </table:table-cell>
            <table:table-cell table:style-name="ce5" table:number-columns-repeated="2"/>
            <table:table-cell table:style-name="ce5" office:value-type="string" calcext:value-type="string">
              <text:p>All cores</text:p>
            </table:table-cell>
            <table:table-cell table:style-name="ce5" office:value-type="string" calcext:value-type="string">
              <text:p>1 core</text:p>
            </table:table-cell>
            <table:table-cell table:style-name="ce5" office:value-type="string" calcext:value-type="string">
              <text:p>Old code</text:p>
            </table:table-cell>
            <table:table-cell table:style-name="ce8" office:value-type="string" calcext:value-type="string">
              <text:p>all vs old</text:p>
            </table:table-cell>
            <table:table-cell table:style-name="ce5" office:value-type="string" calcext:value-type="string">
              <text:p>1 vs old</text:p>
            </table:table-cell>
            <table:table-cell table:style-name="ce5" table:number-columns-repeated="2"/>
            <table:table-cell table:style-name="ce5" office:value-type="string" calcext:value-type="string">
              <text:p>All cores</text:p>
            </table:table-cell>
            <table:table-cell table:style-name="ce5" office:value-type="string" calcext:value-type="string">
              <text:p>1 core</text:p>
            </table:table-cell>
            <table:table-cell table:style-name="ce5" office:value-type="string" calcext:value-type="string">
              <text:p>Old code</text:p>
            </table:table-cell>
            <table:table-cell table:style-name="ce8" office:value-type="string" calcext:value-type="string">
              <text:p>all vs old</text:p>
            </table:table-cell>
            <table:table-cell table:style-name="ce2" office:value-type="string" calcext:value-type="string">
              <text:p>1 vs old</text:p>
            </table:table-cell>
            <table:table-cell table:style-name="ce5" table:number-columns-repeated="2"/>
            <table:table-cell table:style-name="ce5" office:value-type="string" calcext:value-type="string">
              <text:p>All cores</text:p>
            </table:table-cell>
            <table:table-cell table:style-name="ce5" office:value-type="string" calcext:value-type="string">
              <text:p>1 core</text:p>
            </table:table-cell>
            <table:table-cell table:style-name="ce5" office:value-type="string" calcext:value-type="string">
              <text:p>Old code</text:p>
            </table:table-cell>
            <table:table-cell table:style-name="ce8" office:value-type="string" calcext:value-type="string">
              <text:p>all vs old</text:p>
            </table:table-cell>
            <table:table-cell table:style-name="ce2" office:value-type="string" calcext:value-type="string">
              <text:p>1 vs old</text:p>
            </table:table-cell>
            <table:table-cell table:style-name="ce5" table:number-columns-repeated="2"/>
            <table:table-cell table:style-name="ce5" office:value-type="string" calcext:value-type="string">
              <text:p>All cores</text:p>
            </table:table-cell>
            <table:table-cell table:style-name="ce5" office:value-type="string" calcext:value-type="string">
              <text:p>1 core</text:p>
            </table:table-cell>
            <table:table-cell table:style-name="ce5" office:value-type="string" calcext:value-type="string">
              <text:p>Old code</text:p>
            </table:table-cell>
            <table:table-cell table:style-name="ce8" office:value-type="string" calcext:value-type="string">
              <text:p>all vs old</text:p>
            </table:table-cell>
            <table:table-cell table:style-name="ce2" office:value-type="string" calcext:value-type="string">
              <text:p>1 vs old</text:p>
            </table:table-cell>
            <table:table-cell table:style-name="ce5" table:number-columns-repeated="974"/>
          </table:table-row>
        </table:table-header-rows>
        <table:table-row table:style-name="ro1">
          <table:table-cell office:value-type="string" calcext:value-type="string">
            <text:p>rfbsessions.turbo.hiqual/3dsmax-04-24.rfb </text:p>
          </table:table-cell>
          <table:table-cell office:value-type="float" office:value="17.5389" calcext:value-type="float">
            <text:p>17.5389</text:p>
          </table:table-cell>
          <table:table-cell office:value-type="float" office:value="1.86608" calcext:value-type="float">
            <text:p>1.86608</text:p>
          </table:table-cell>
          <table:table-cell table:formula="of:=[.B3]/[.C3]" office:value-type="float" office:value="9.3987931921461" calcext:value-type="float">
            <text:p>9.3987931921</text:p>
          </table:table-cell>
          <table:table-cell office:value-type="float" office:value="11.7826" calcext:value-type="float">
            <text:p>11.7826</text:p>
          </table:table-cell>
          <table:table-cell office:value-type="float" office:value="11.8292" calcext:value-type="float">
            <text:p>11.8292</text:p>
          </table:table-cell>
          <table:table-cell table:style-name="ce9" table:formula="of:=[.F3]/[.D3]-1" office:value-type="percentage" office:value="0.258587114129164" calcext:value-type="percentage">
            <text:p>25.86%</text:p>
          </table:table-cell>
          <table:table-cell table:style-name="ce12" table:formula="of:=[.F3]/[.E3]-1" office:value-type="percentage" office:value="0.0039549844686233" calcext:value-type="percentage">
            <text:p>0.40%</text:p>
          </table:table-cell>
          <table:table-cell office:value-type="float" office:value="10.89" calcext:value-type="float">
            <text:p>10.89</text:p>
          </table:table-cell>
          <table:table-cell office:value-type="float" office:value="3.41886" calcext:value-type="float">
            <text:p>3.41886</text:p>
          </table:table-cell>
          <table:table-cell table:formula="of:=[.I3]/[.J3]" office:value-type="float" office:value="3.1852722837437" calcext:value-type="float">
            <text:p>3.1852722837</text:p>
          </table:table-cell>
          <table:table-cell office:value-type="float" office:value="7.84" calcext:value-type="float">
            <text:p>7.84</text:p>
          </table:table-cell>
          <table:table-cell office:value-type="float" office:value="7.87" calcext:value-type="float">
            <text:p>7.87</text:p>
          </table:table-cell>
          <table:table-cell table:style-name="ce9" table:formula="of:=[.M3]/[.K3]-1" office:value-type="percentage" office:value="1.47074639118457" calcext:value-type="percentage">
            <text:p>147.07%</text:p>
          </table:table-cell>
          <table:table-cell table:style-name="ce9" table:formula="of:=[.M3]/[.L3]-1" office:value-type="percentage" office:value="0.00382653061224492" calcext:value-type="percentage">
            <text:p>0.38%</text:p>
          </table:table-cell>
          <table:table-cell office:value-type="float" office:value="1.33571" calcext:value-type="float">
            <text:p>1.33571</text:p>
          </table:table-cell>
          <table:table-cell office:value-type="float" office:value="3.70939" calcext:value-type="float">
            <text:p>3.70939</text:p>
          </table:table-cell>
          <table:table-cell table:formula="of:=[.P3]/[.Q3]" office:value-type="float" office:value="0.360088855580028" calcext:value-type="float">
            <text:p>0.3600888556</text:p>
          </table:table-cell>
          <table:table-cell office:value-type="float" office:value="0.921652" calcext:value-type="float">
            <text:p>0.921652</text:p>
          </table:table-cell>
          <table:table-cell office:value-type="float" office:value="0.925746" calcext:value-type="float">
            <text:p>0.925746</text:p>
          </table:table-cell>
          <table:table-cell table:formula="of:=[.T3]/[.R3]-1" office:value-type="percentage" office:value="1.57088211882819" calcext:value-type="percentage">
            <text:p>157.09%</text:p>
          </table:table-cell>
          <table:table-cell table:formula="of:=[.T3]/[.S3]-1" office:value-type="percentage" office:value="0.00444202367053936" calcext:value-type="percentage">
            <text:p>0.44%</text:p>
          </table:table-cell>
          <table:table-cell table:style-name="Default" office:value-type="float" office:value="2.23081" calcext:value-type="float">
            <text:p>2.23081</text:p>
          </table:table-cell>
          <table:table-cell table:style-name="Default" office:value-type="float" office:value="1.89475" calcext:value-type="float">
            <text:p>1.89475</text:p>
          </table:table-cell>
          <table:table-cell table:style-name="Default" table:formula="of:=[.W3]/[.X3]" office:value-type="float" office:value="1.17736376830716" calcext:value-type="float">
            <text:p>1.1773637683</text:p>
          </table:table-cell>
          <table:table-cell table:style-name="Default" office:value-type="float" office:value="1.90321" calcext:value-type="float">
            <text:p>1.90321</text:p>
          </table:table-cell>
          <table:table-cell table:style-name="Default" office:value-type="float" office:value="1.91881" calcext:value-type="float">
            <text:p>1.91881</text:p>
          </table:table-cell>
          <table:table-cell table:formula="of:=[.AA3]/[.Y3]-1" office:value-type="percentage" office:value="0.629751187909324" calcext:value-type="percentage">
            <text:p>62.98%</text:p>
          </table:table-cell>
          <table:table-cell table:formula="of:=[.AA3]/[.Z3]-1" office:value-type="percentage" office:value="0.00819667824359893" calcext:value-type="percentage">
            <text:p>0.82%</text:p>
          </table:table-cell>
          <table:table-cell office:value-type="float" office:value="2.125" calcext:value-type="float">
            <text:p>2.125</text:p>
          </table:table-cell>
          <table:table-cell office:value-type="float" office:value="3.60523" calcext:value-type="float">
            <text:p>3.60523</text:p>
          </table:table-cell>
          <table:table-cell table:formula="of:=[.AD3]/[.AE3]" office:value-type="float" office:value="0.589421479350832" calcext:value-type="float">
            <text:p>0.5894214794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25" calcext:value-type="float">
            <text:p>1.125</text:p>
          </table:table-cell>
          <table:table-cell table:formula="of:=[.AH3]/[.AF3]-1" office:value-type="percentage" office:value="0.908651176470588" calcext:value-type="percentage">
            <text:p>90.87%</text:p>
          </table:table-cell>
          <table:table-cell table:style-name="ce12" table:formula="of:=[.AH3]/[.AG3]-1" office:value-type="percentage" office:value="-0.027027027027027" calcext:value-type="percentage">
            <text:p>-2.70%</text:p>
          </table:table-cell>
          <table:table-cell office:value-type="float" office:value="2.33318" calcext:value-type="float">
            <text:p>2.33318</text:p>
          </table:table-cell>
          <table:table-cell office:value-type="float" office:value="1.86021" calcext:value-type="float">
            <text:p>1.86021</text:p>
          </table:table-cell>
          <table:table-cell table:formula="of:=[.AK3]/[.AL3]" office:value-type="float" office:value="1.25425623988689" calcext:value-type="float">
            <text:p>1.2542562399</text:p>
          </table:table-cell>
          <table:table-cell office:value-type="float" office:value="2.00549" calcext:value-type="float">
            <text:p>2.00549</text:p>
          </table:table-cell>
          <table:table-cell office:value-type="float" office:value="1.9879" calcext:value-type="float">
            <text:p>1.9879</text:p>
          </table:table-cell>
          <table:table-cell table:style-name="ce9" table:formula="of:=[.AO3]/[.AM3]-1" office:value-type="percentage" office:value="0.584923348820065" calcext:value-type="percentage">
            <text:p>58.49%</text:p>
          </table:table-cell>
          <table:table-cell table:style-name="ce12" table:formula="of:=[.AO3]/[.AN3]-1" office:value-type="percentage" office:value="-0.00877092381413025" calcext:value-type="percentage">
            <text:p>-0.88%</text:p>
          </table:table-cell>
          <table:table-cell office:value-type="float" office:value="3.0315" calcext:value-type="float">
            <text:p>3.0315</text:p>
          </table:table-cell>
          <table:table-cell office:value-type="float" office:value="3.05724" calcext:value-type="float">
            <text:p>3.05724</text:p>
          </table:table-cell>
          <table:table-cell table:formula="of:=[.AR3]/[.AS3]" office:value-type="float" office:value="0.991580641362798" calcext:value-type="float">
            <text:p>0.9915806414</text:p>
          </table:table-cell>
          <table:table-cell office:value-type="float" office:value="1.64082" calcext:value-type="float">
            <text:p>1.64082</text:p>
          </table:table-cell>
          <table:table-cell office:value-type="float" office:value="1.63405" calcext:value-type="float">
            <text:p>1.63405</text:p>
          </table:table-cell>
          <table:table-cell table:style-name="ce9" table:formula="of:=[.AV3]/[.AT3]-1" office:value-type="percentage" office:value="0.647924467095498" calcext:value-type="percentage">
            <text:p>64.79%</text:p>
          </table:table-cell>
          <table:table-cell table:style-name="ce12" table:formula="of:=[.AV3]/[.AU3]-1" office:value-type="percentage" office:value="-0.00412598578759416" calcext:value-type="percentage">
            <text:p>-0.41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bars-16.rfb </text:p>
          </table:table-cell>
          <table:table-cell office:value-type="float" office:value="1.96654" calcext:value-type="float">
            <text:p>1.96654</text:p>
          </table:table-cell>
          <table:table-cell office:value-type="float" office:value="1.60021" calcext:value-type="float">
            <text:p>1.60021</text:p>
          </table:table-cell>
          <table:table-cell table:formula="of:=[.B4]/[.C4]" office:value-type="float" office:value="1.2289262034358" calcext:value-type="float">
            <text:p>1.2289262034</text:p>
          </table:table-cell>
          <table:table-cell office:value-type="float" office:value="1.15993" calcext:value-type="float">
            <text:p>1.15993</text:p>
          </table:table-cell>
          <table:table-cell office:value-type="float" office:value="1.16326" calcext:value-type="float">
            <text:p>1.16326</text:p>
          </table:table-cell>
          <table:table-cell table:style-name="ce9" table:formula="of:=[.F4]/[.D4]-1" office:value-type="percentage" office:value="-0.0534338052620339" calcext:value-type="percentage">
            <text:p>-5.34%</text:p>
          </table:table-cell>
          <table:table-cell table:style-name="ce12" table:formula="of:=[.F4]/[.E4]-1" office:value-type="percentage" office:value="0.00287086289689875" calcext:value-type="percentage">
            <text:p>0.29%</text:p>
          </table:table-cell>
          <table:table-cell office:value-type="float" office:value="1.81" calcext:value-type="float">
            <text:p>1.81</text:p>
          </table:table-cell>
          <table:table-cell office:value-type="float" office:value="2.07409" calcext:value-type="float">
            <text:p>2.07409</text:p>
          </table:table-cell>
          <table:table-cell table:formula="of:=[.I4]/[.J4]" office:value-type="float" office:value="0.87267187055528" calcext:value-type="float">
            <text:p>0.8726718706</text:p>
          </table:table-cell>
          <table:table-cell table:number-columns-repeated="2" office:value-type="float" office:value="0.75" calcext:value-type="float">
            <text:p>0.75</text:p>
          </table:table-cell>
          <table:table-cell table:style-name="ce9" table:formula="of:=[.M4]/[.K4]-1" office:value-type="percentage" office:value="-0.14057044198895" calcext:value-type="percentage">
            <text:p>-14.06%</text:p>
          </table:table-cell>
          <table:table-cell table:style-name="ce9" table:formula="of:=[.M4]/[.L4]-1" office:value-type="percentage" office:value="0" calcext:value-type="percentage">
            <text:p>0.00%</text:p>
          </table:table-cell>
          <table:table-cell office:value-type="float" office:value="0.215931" calcext:value-type="float">
            <text:p>0.215931</text:p>
          </table:table-cell>
          <table:table-cell office:value-type="float" office:value="2.41113" calcext:value-type="float">
            <text:p>2.41113</text:p>
          </table:table-cell>
          <table:table-cell table:formula="of:=[.P4]/[.Q4]" office:value-type="float" office:value="0.0895559343544313" calcext:value-type="float">
            <text:p>0.0895559344</text:p>
          </table:table-cell>
          <table:table-cell office:value-type="float" office:value="0.089347" calcext:value-type="float">
            <text:p>0.089347</text:p>
          </table:table-cell>
          <table:table-cell office:value-type="float" office:value="0.089207" calcext:value-type="float">
            <text:p>0.089207</text:p>
          </table:table-cell>
          <table:table-cell table:formula="of:=[.T4]/[.R4]-1" office:value-type="percentage" office:value="-0.00389627283715632" calcext:value-type="percentage">
            <text:p>-0.39%</text:p>
          </table:table-cell>
          <table:table-cell table:formula="of:=[.T4]/[.S4]-1" office:value-type="percentage" office:value="-0.00156692446304862" calcext:value-type="percentage">
            <text:p>-0.16%</text:p>
          </table:table-cell>
          <table:table-cell table:style-name="Default" office:value-type="float" office:value="0.249602" calcext:value-type="float">
            <text:p>0.249602</text:p>
          </table:table-cell>
          <table:table-cell table:style-name="Default" office:value-type="float" office:value="1.60001" calcext:value-type="float">
            <text:p>1.60001</text:p>
          </table:table-cell>
          <table:table-cell table:style-name="Default" table:formula="of:=[.W4]/[.X4]" office:value-type="float" office:value="0.156000274998281" calcext:value-type="float">
            <text:p>0.156000275</text:p>
          </table:table-cell>
          <table:table-cell table:number-columns-repeated="2" table:style-name="Default" office:value-type="float" office:value="0.171601" calcext:value-type="float">
            <text:p>0.171601</text:p>
          </table:table-cell>
          <table:table-cell table:formula="of:=[.AA4]/[.Y4]-1" office:value-type="percentage" office:value="0.100004471158084" calcext:value-type="percentage">
            <text:p>10.00%</text:p>
          </table:table-cell>
          <table:table-cell table:formula="of:=[.AA4]/[.Z4]-1" office:value-type="percentage" office:value="0" calcext:value-type="percentage">
            <text:p>0.00%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3.19996" calcext:value-type="float">
            <text:p>3.19996</text:p>
          </table:table-cell>
          <table:table-cell table:formula="of:=[.AD4]/[.AE4]" office:value-type="float" office:value="0.0878917236465456" calcext:value-type="float">
            <text:p>0.0878917236</text:p>
          </table:table-cell>
          <table:table-cell table:number-columns-repeated="2" office:value-type="float" office:value="0.109375" calcext:value-type="float">
            <text:p>0.109375</text:p>
          </table:table-cell>
          <table:table-cell table:formula="of:=[.AH4]/[.AF4]-1" office:value-type="percentage" office:value="0.244428888888889" calcext:value-type="percentage">
            <text:p>24.44%</text:p>
          </table:table-cell>
          <table:table-cell table:style-name="ce12" table:formula="of:=[.AH4]/[.AG4]-1" office:value-type="percentage" office:value="0" calcext:value-type="percentage">
            <text:p>0.00%</text:p>
          </table:table-cell>
          <table:table-cell office:value-type="float" office:value="0.371237" calcext:value-type="float">
            <text:p>0.371237</text:p>
          </table:table-cell>
          <table:table-cell office:value-type="float" office:value="1.47759" calcext:value-type="float">
            <text:p>1.47759</text:p>
          </table:table-cell>
          <table:table-cell table:formula="of:=[.AK4]/[.AL4]" office:value-type="float" office:value="0.251244932626777" calcext:value-type="float">
            <text:p>0.2512449326</text:p>
          </table:table-cell>
          <table:table-cell office:value-type="float" office:value="0.182729" calcext:value-type="float">
            <text:p>0.182729</text:p>
          </table:table-cell>
          <table:table-cell office:value-type="float" office:value="0.181292" calcext:value-type="float">
            <text:p>0.181292</text:p>
          </table:table-cell>
          <table:table-cell table:style-name="ce9" table:formula="of:=[.AO4]/[.AM4]-1" office:value-type="percentage" office:value="-0.278425247806657" calcext:value-type="percentage">
            <text:p>-27.84%</text:p>
          </table:table-cell>
          <table:table-cell table:style-name="ce12" table:formula="of:=[.AO4]/[.AN4]-1" office:value-type="percentage" office:value="-0.00786410476716903" calcext:value-type="percentage">
            <text:p>-0.79%</text:p>
          </table:table-cell>
          <table:table-cell office:value-type="float" office:value="0.489775" calcext:value-type="float">
            <text:p>0.489775</text:p>
          </table:table-cell>
          <table:table-cell office:value-type="float" office:value="1.80068" calcext:value-type="float">
            <text:p>1.80068</text:p>
          </table:table-cell>
          <table:table-cell table:formula="of:=[.AR4]/[.AS4]" office:value-type="float" office:value="0.271994468756248" calcext:value-type="float">
            <text:p>0.2719944688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0.153999" calcext:value-type="float">
            <text:p>0.153999</text:p>
          </table:table-cell>
          <table:table-cell table:style-name="ce9" table:formula="of:=[.AV4]/[.AT4]-1" office:value-type="percentage" office:value="-0.433815692266857" calcext:value-type="percentage">
            <text:p>-43.38%</text:p>
          </table:table-cell>
          <table:table-cell table:style-name="ce12" table:formula="of:=[.AV4]/[.AU4]-1" office:value-type="percentage" office:value="-0.0337317647058823" calcext:value-type="percentage">
            <text:p>-3.37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bugzilla-16.rfb </text:p>
          </table:table-cell>
          <table:table-cell office:value-type="float" office:value="0.836612" calcext:value-type="float">
            <text:p>0.836612</text:p>
          </table:table-cell>
          <table:table-cell office:value-type="float" office:value="1.42261" calcext:value-type="float">
            <text:p>1.42261</text:p>
          </table:table-cell>
          <table:table-cell table:formula="of:=[.B5]/[.C5]" office:value-type="float" office:value="0.588082468139546" calcext:value-type="float">
            <text:p>0.5880824681</text:p>
          </table:table-cell>
          <table:table-cell office:value-type="float" office:value="0.329978" calcext:value-type="float">
            <text:p>0.329978</text:p>
          </table:table-cell>
          <table:table-cell office:value-type="float" office:value="0.336646" calcext:value-type="float">
            <text:p>0.336646</text:p>
          </table:table-cell>
          <table:table-cell table:style-name="ce9" table:formula="of:=[.F5]/[.D5]-1" office:value-type="percentage" office:value="-0.427553075906155" calcext:value-type="percentage">
            <text:p>-42.76%</text:p>
          </table:table-cell>
          <table:table-cell table:style-name="ce12" table:formula="of:=[.F5]/[.E5]-1" office:value-type="percentage" office:value="0.0202074077665784" calcext:value-type="percentage">
            <text:p>2.02%</text:p>
          </table:table-cell>
          <table:table-cell office:value-type="float" office:value="1.31" calcext:value-type="float">
            <text:p>1.31</text:p>
          </table:table-cell>
          <table:table-cell office:value-type="float" office:value="1.66765" calcext:value-type="float">
            <text:p>1.66765</text:p>
          </table:table-cell>
          <table:table-cell table:formula="of:=[.I5]/[.J5]" office:value-type="float" office:value="0.785536533445267" calcext:value-type="float">
            <text:p>0.7855365334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style-name="ce9" table:formula="of:=[.M5]/[.K5]-1" office:value-type="percentage" office:value="-0.719936641221374" calcext:value-type="percentage">
            <text:p>-71.99%</text:p>
          </table:table-cell>
          <table:table-cell table:style-name="ce9" table:formula="of:=[.M5]/[.L5]-1" office:value-type="percentage" office:value="0.0476190476190477" calcext:value-type="percentage">
            <text:p>4.76%</text:p>
          </table:table-cell>
          <table:table-cell office:value-type="float" office:value="0.119992" calcext:value-type="float">
            <text:p>0.119992</text:p>
          </table:table-cell>
          <table:table-cell office:value-type="float" office:value="2.06956" calcext:value-type="float">
            <text:p>2.06956</text:p>
          </table:table-cell>
          <table:table-cell table:formula="of:=[.P5]/[.Q5]" office:value-type="float" office:value="0.0579794738978334" calcext:value-type="float">
            <text:p>0.0579794739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20342" calcext:value-type="float">
            <text:p>0.020342</text:p>
          </table:table-cell>
          <table:table-cell table:formula="of:=[.T5]/[.R5]-1" office:value-type="percentage" office:value="-0.649151697446496" calcext:value-type="percentage">
            <text:p>-64.92%</text:p>
          </table:table-cell>
          <table:table-cell table:formula="of:=[.T5]/[.S5]-1" office:value-type="percentage" office:value="-0.0359241706161139" calcext:value-type="percentage">
            <text:p>-3.59%</text:p>
          </table:table-cell>
          <table:table-cell table:style-name="Default" office:value-type="float" office:value="0.140401" calcext:value-type="float">
            <text:p>0.140401</text:p>
          </table:table-cell>
          <table:table-cell table:style-name="Default" office:value-type="float" office:value="1.60001" calcext:value-type="float">
            <text:p>1.60001</text:p>
          </table:table-cell>
          <table:table-cell table:style-name="Default" table:formula="of:=[.W5]/[.X5]" office:value-type="float" office:value="0.0877500765620215" calcext:value-type="float">
            <text:p>0.0877500766</text:p>
          </table:table-cell>
          <table:table-cell table:number-columns-repeated="2" table:style-name="Default" office:value-type="float" office:value="0.0468003" calcext:value-type="float">
            <text:p>0.0468003</text:p>
          </table:table-cell>
          <table:table-cell table:formula="of:=[.AA5]/[.Y5]-1" office:value-type="percentage" office:value="-0.466663713200048" calcext:value-type="percentage">
            <text:p>-46.67%</text:p>
          </table:table-cell>
          <table:table-cell table:formula="of:=[.AA5]/[.Z5]-1" office:value-type="percentage" office:value="0" calcext:value-type="percentage">
            <text:p>0.00%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3.66659" calcext:value-type="float">
            <text:p>3.66659</text:p>
          </table:table-cell>
          <table:table-cell table:formula="of:=[.AD5]/[.AE5]" office:value-type="float" office:value="0.0468759801341301" calcext:value-type="float">
            <text:p>0.0468759801</text:p>
          </table:table-cell>
          <table:table-cell table:number-columns-repeated="2" office:value-type="float" office:value="0.03125" calcext:value-type="float">
            <text:p>0.03125</text:p>
          </table:table-cell>
          <table:table-cell table:formula="of:=[.AH5]/[.AF5]-1" office:value-type="percentage" office:value="-0.333347272727273" calcext:value-type="percentage">
            <text:p>-33.33%</text:p>
          </table:table-cell>
          <table:table-cell table:style-name="ce12" table:formula="of:=[.AH5]/[.AG5]-1" office:value-type="percentage" office:value="0" calcext:value-type="percentage">
            <text:p>0.00%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1.22537" calcext:value-type="float">
            <text:p>1.22537</text:p>
          </table:table-cell>
          <table:table-cell table:formula="of:=[.AK5]/[.AL5]" office:value-type="float" office:value="0.202975427829962" calcext:value-type="float">
            <text:p>0.2029754278</text:p>
          </table:table-cell>
          <table:table-cell office:value-type="float" office:value="0.057343" calcext:value-type="float">
            <text:p>0.057343</text:p>
          </table:table-cell>
          <table:table-cell office:value-type="float" office:value="0.056643" calcext:value-type="float">
            <text:p>0.056643</text:p>
          </table:table-cell>
          <table:table-cell table:style-name="ce9" table:formula="of:=[.AO5]/[.AM5]-1" office:value-type="percentage" office:value="-0.72093666408009" calcext:value-type="percentage">
            <text:p>-72.09%</text:p>
          </table:table-cell>
          <table:table-cell table:style-name="ce12" table:formula="of:=[.AO5]/[.AN5]-1" office:value-type="percentage" office:value="-0.0122072441274436" calcext:value-type="percentage">
            <text:p>-1.22%</text:p>
          </table:table-cell>
          <table:table-cell office:value-type="float" office:value="0.305144" calcext:value-type="float">
            <text:p>0.305144</text:p>
          </table:table-cell>
          <table:table-cell office:value-type="float" office:value="1.42722" calcext:value-type="float">
            <text:p>1.42722</text:p>
          </table:table-cell>
          <table:table-cell table:formula="of:=[.AR5]/[.AS5]" office:value-type="float" office:value="0.213803057692577" calcext:value-type="float">
            <text:p>0.2138030577</text:p>
          </table:table-cell>
          <table:table-cell office:value-type="float" office:value="0.044412" calcext:value-type="float">
            <text:p>0.044412</text:p>
          </table:table-cell>
          <table:table-cell office:value-type="float" office:value="0.043739" calcext:value-type="float">
            <text:p>0.043739</text:p>
          </table:table-cell>
          <table:table-cell table:style-name="ce9" table:formula="of:=[.AV5]/[.AT5]-1" office:value-type="percentage" office:value="-0.795423879938652" calcext:value-type="percentage">
            <text:p>-79.54%</text:p>
          </table:table-cell>
          <table:table-cell table:style-name="ce12" table:formula="of:=[.AV5]/[.AU5]-1" office:value-type="percentage" office:value="-0.0151535621003333" calcext:value-type="percentage">
            <text:p>-1.52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catia-02-24.rfb </text:p>
          </table:table-cell>
          <table:table-cell office:value-type="float" office:value="22.6519" calcext:value-type="float">
            <text:p>22.6519</text:p>
          </table:table-cell>
          <table:table-cell office:value-type="float" office:value="1.88544" calcext:value-type="float">
            <text:p>1.88544</text:p>
          </table:table-cell>
          <table:table-cell table:formula="of:=[.B6]/[.C6]" office:value-type="float" office:value="12.0141187202987" calcext:value-type="float">
            <text:p>12.0141187203</text:p>
          </table:table-cell>
          <table:table-cell office:value-type="float" office:value="15.1057" calcext:value-type="float">
            <text:p>15.1057</text:p>
          </table:table-cell>
          <table:table-cell office:value-type="float" office:value="15.119" calcext:value-type="float">
            <text:p>15.119</text:p>
          </table:table-cell>
          <table:table-cell table:style-name="ce9" table:formula="of:=[.F6]/[.D6]-1" office:value-type="percentage" office:value="0.258436041126793" calcext:value-type="percentage">
            <text:p>25.84%</text:p>
          </table:table-cell>
          <table:table-cell table:style-name="ce12" table:formula="of:=[.F6]/[.E6]-1" office:value-type="percentage" office:value="0.000880462342029764" calcext:value-type="percentage">
            <text:p>0.09%</text:p>
          </table:table-cell>
          <table:table-cell office:value-type="float" office:value="14.85" calcext:value-type="float">
            <text:p>14.85</text:p>
          </table:table-cell>
          <table:table-cell office:value-type="float" office:value="3.50546" calcext:value-type="float">
            <text:p>3.50546</text:p>
          </table:table-cell>
          <table:table-cell table:formula="of:=[.I6]/[.J6]" office:value-type="float" office:value="4.23624859504887" calcext:value-type="float">
            <text:p>4.236248595</text:p>
          </table:table-cell>
          <table:table-cell office:value-type="float" office:value="10.6" calcext:value-type="float">
            <text:p>10.6</text:p>
          </table:table-cell>
          <table:table-cell office:value-type="float" office:value="10.57" calcext:value-type="float">
            <text:p>10.57</text:p>
          </table:table-cell>
          <table:table-cell table:style-name="ce9" table:formula="of:=[.M6]/[.K6]-1" office:value-type="percentage" office:value="1.49513213468014" calcext:value-type="percentage">
            <text:p>149.51%</text:p>
          </table:table-cell>
          <table:table-cell table:style-name="ce9" table:formula="of:=[.M6]/[.L6]-1" office:value-type="percentage" office:value="-0.00283018867924523" calcext:value-type="percentage">
            <text:p>-0.28%</text:p>
          </table:table-cell>
          <table:table-cell office:value-type="float" office:value="1.66048" calcext:value-type="float">
            <text:p>1.66048</text:p>
          </table:table-cell>
          <table:table-cell office:value-type="float" office:value="3.90462" calcext:value-type="float">
            <text:p>3.90462</text:p>
          </table:table-cell>
          <table:table-cell table:formula="of:=[.P6]/[.Q6]" office:value-type="float" office:value="0.425260332631601" calcext:value-type="float">
            <text:p>0.4252603326</text:p>
          </table:table-cell>
          <table:table-cell office:value-type="float" office:value="1.18691" calcext:value-type="float">
            <text:p>1.18691</text:p>
          </table:table-cell>
          <table:table-cell office:value-type="float" office:value="1.1841" calcext:value-type="float">
            <text:p>1.1841</text:p>
          </table:table-cell>
          <table:table-cell table:formula="of:=[.T6]/[.R6]-1" office:value-type="percentage" office:value="1.78441206277703" calcext:value-type="percentage">
            <text:p>178.44%</text:p>
          </table:table-cell>
          <table:table-cell table:formula="of:=[.T6]/[.S6]-1" office:value-type="percentage" office:value="-0.00236749205921272" calcext:value-type="percentage">
            <text:p>-0.24%</text:p>
          </table:table-cell>
          <table:table-cell table:style-name="Default" office:value-type="float" office:value="2.97962" calcext:value-type="float">
            <text:p>2.97962</text:p>
          </table:table-cell>
          <table:table-cell table:style-name="Default" office:value-type="float" office:value="1.96908" calcext:value-type="float">
            <text:p>1.96908</text:p>
          </table:table-cell>
          <table:table-cell table:style-name="Default" table:formula="of:=[.W6]/[.X6]" office:value-type="float" office:value="1.51320413594166" calcext:value-type="float">
            <text:p>1.5132041359</text:p>
          </table:table-cell>
          <table:table-cell table:style-name="Default" office:value-type="float" office:value="2.57402" calcext:value-type="float">
            <text:p>2.57402</text:p>
          </table:table-cell>
          <table:table-cell table:style-name="Default" office:value-type="float" office:value="2.65202" calcext:value-type="float">
            <text:p>2.65202</text:p>
          </table:table-cell>
          <table:table-cell table:formula="of:=[.AA6]/[.Y6]-1" office:value-type="percentage" office:value="0.752585746370342" calcext:value-type="percentage">
            <text:p>75.26%</text:p>
          </table:table-cell>
          <table:table-cell table:formula="of:=[.AA6]/[.Z6]-1" office:value-type="percentage" office:value="0.0303027948500789" calcext:value-type="percentage">
            <text:p>3.03%</text:p>
          </table:table-cell>
          <table:table-cell office:value-type="float" office:value="2.82813" calcext:value-type="float">
            <text:p>2.82813</text:p>
          </table:table-cell>
          <table:table-cell office:value-type="float" office:value="3.7708" calcext:value-type="float">
            <text:p>3.7708</text:p>
          </table:table-cell>
          <table:table-cell table:formula="of:=[.AD6]/[.AE6]" office:value-type="float" office:value="0.750007955871433" calcext:value-type="float">
            <text:p>0.7500079559</text:p>
          </table:table-cell>
          <table:table-cell office:value-type="float" office:value="1.57813" calcext:value-type="float">
            <text:p>1.57813</text:p>
          </table:table-cell>
          <table:table-cell office:value-type="float" office:value="1.48438" calcext:value-type="float">
            <text:p>1.48438</text:p>
          </table:table-cell>
          <table:table-cell table:formula="of:=[.AH6]/[.AF6]-1" office:value-type="percentage" office:value="0.979152338824594" calcext:value-type="percentage">
            <text:p>97.92%</text:p>
          </table:table-cell>
          <table:table-cell table:style-name="ce12" table:formula="of:=[.AH6]/[.AG6]-1" office:value-type="percentage" office:value="-0.0594057523778142" calcext:value-type="percentage">
            <text:p>-5.94%</text:p>
          </table:table-cell>
          <table:table-cell office:value-type="float" office:value="3.05547" calcext:value-type="float">
            <text:p>3.05547</text:p>
          </table:table-cell>
          <table:table-cell office:value-type="float" office:value="1.89393" calcext:value-type="float">
            <text:p>1.89393</text:p>
          </table:table-cell>
          <table:table-cell table:formula="of:=[.AK6]/[.AL6]" office:value-type="float" office:value="1.61329616194896" calcext:value-type="float">
            <text:p>1.6132961619</text:p>
          </table:table-cell>
          <table:table-cell office:value-type="float" office:value="2.60326" calcext:value-type="float">
            <text:p>2.60326</text:p>
          </table:table-cell>
          <table:table-cell office:value-type="float" office:value="2.5917" calcext:value-type="float">
            <text:p>2.5917</text:p>
          </table:table-cell>
          <table:table-cell table:style-name="ce9" table:formula="of:=[.AO6]/[.AM6]-1" office:value-type="percentage" office:value="0.606462632917358" calcext:value-type="percentage">
            <text:p>60.65%</text:p>
          </table:table-cell>
          <table:table-cell table:style-name="ce12" table:formula="of:=[.AO6]/[.AN6]-1" office:value-type="percentage" office:value="-0.00444058603443387" calcext:value-type="percentage">
            <text:p>-0.44%</text:p>
          </table:table-cell>
          <table:table-cell office:value-type="float" office:value="3.80501" calcext:value-type="float">
            <text:p>3.80501</text:p>
          </table:table-cell>
          <table:table-cell office:value-type="float" office:value="3.30041" calcext:value-type="float">
            <text:p>3.30041</text:p>
          </table:table-cell>
          <table:table-cell table:formula="of:=[.AR6]/[.AS6]" office:value-type="float" office:value="1.15289009547299" calcext:value-type="float">
            <text:p>1.1528900955</text:p>
          </table:table-cell>
          <table:table-cell office:value-type="float" office:value="2.11176" calcext:value-type="float">
            <text:p>2.11176</text:p>
          </table:table-cell>
          <table:table-cell office:value-type="float" office:value="2.12442" calcext:value-type="float">
            <text:p>2.12442</text:p>
          </table:table-cell>
          <table:table-cell table:style-name="ce9" table:formula="of:=[.AV6]/[.AT6]-1" office:value-type="percentage" office:value="0.842690823992578" calcext:value-type="percentage">
            <text:p>84.27%</text:p>
          </table:table-cell>
          <table:table-cell table:style-name="ce12" table:formula="of:=[.AV6]/[.AU6]-1" office:value-type="percentage" office:value="0.00599499943175386" calcext:value-type="percentage">
            <text:p>0.60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compilation-16.rfb </text:p>
          </table:table-cell>
          <table:table-cell office:value-type="float" office:value="1.0966" calcext:value-type="float">
            <text:p>1.0966</text:p>
          </table:table-cell>
          <table:table-cell office:value-type="float" office:value="1.5433" calcext:value-type="float">
            <text:p>1.5433</text:p>
          </table:table-cell>
          <table:table-cell table:formula="of:=[.B7]/[.C7]" office:value-type="float" office:value="0.710555303570272" calcext:value-type="float">
            <text:p>0.7105553036</text:p>
          </table:table-cell>
          <table:table-cell office:value-type="float" office:value="0.656624" calcext:value-type="float">
            <text:p>0.656624</text:p>
          </table:table-cell>
          <table:table-cell office:value-type="float" office:value="0.666624" calcext:value-type="float">
            <text:p>0.666624</text:p>
          </table:table-cell>
          <table:table-cell table:style-name="ce9" table:formula="of:=[.F7]/[.D7]-1" office:value-type="percentage" office:value="-0.0618267196790079" calcext:value-type="percentage">
            <text:p>-6.18%</text:p>
          </table:table-cell>
          <table:table-cell table:style-name="ce12" table:formula="of:=[.F7]/[.E7]-1" office:value-type="percentage" office:value="0.0152294159214406" calcext:value-type="percentage">
            <text:p>1.52%</text:p>
          </table:table-cell>
          <table:table-cell office:value-type="float" office:value="1.34" calcext:value-type="float">
            <text:p>1.34</text:p>
          </table:table-cell>
          <table:table-cell office:value-type="float" office:value="2.81753" calcext:value-type="float">
            <text:p>2.81753</text:p>
          </table:table-cell>
          <table:table-cell table:formula="of:=[.I7]/[.J7]" office:value-type="float" office:value="0.475593871227636" calcext:value-type="float">
            <text:p>0.4755938712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table:style-name="ce9" table:formula="of:=[.M7]/[.K7]-1" office:value-type="percentage" office:value="-0.116893582089552" calcext:value-type="percentage">
            <text:p>-11.69%</text:p>
          </table:table-cell>
          <table:table-cell table:style-name="ce9" table:formula="of:=[.M7]/[.L7]-1" office:value-type="percentage" office:value="0.105263157894737" calcext:value-type="percentage">
            <text:p>10.53%</text:p>
          </table:table-cell>
          <table:table-cell office:value-type="float" office:value="0.103674" calcext:value-type="float">
            <text:p>0.103674</text:p>
          </table:table-cell>
          <table:table-cell office:value-type="float" office:value="3.17065" calcext:value-type="float">
            <text:p>3.17065</text:p>
          </table:table-cell>
          <table:table-cell table:formula="of:=[.P7]/[.Q7]" office:value-type="float" office:value="0.0326980272183937" calcext:value-type="float">
            <text:p>0.0326980272</text:p>
          </table:table-cell>
          <table:table-cell office:value-type="float" office:value="0.040363" calcext:value-type="float">
            <text:p>0.040363</text:p>
          </table:table-cell>
          <table:table-cell office:value-type="float" office:value="0.039944" calcext:value-type="float">
            <text:p>0.039944</text:p>
          </table:table-cell>
          <table:table-cell table:formula="of:=[.T7]/[.R7]-1" office:value-type="percentage" office:value="0.221602750930803" calcext:value-type="percentage">
            <text:p>22.16%</text:p>
          </table:table-cell>
          <table:table-cell table:formula="of:=[.T7]/[.S7]-1" office:value-type="percentage" office:value="-0.0103807942918018" calcext:value-type="percentage">
            <text:p>-1.04%</text:p>
          </table:table-cell>
          <table:table-cell table:style-name="Default" office:value-type="float" office:value="0.156001" calcext:value-type="float">
            <text:p>0.156001</text:p>
          </table:table-cell>
          <table:table-cell table:style-name="Default" office:value-type="float" office:value="1.80001" calcext:value-type="float">
            <text:p>1.80001</text:p>
          </table:table-cell>
          <table:table-cell table:style-name="Default" table:formula="of:=[.W7]/[.X7]" office:value-type="float" office:value="0.0866667407403292" calcext:value-type="float">
            <text:p>0.0866667407</text:p>
          </table:table-cell>
          <table:table-cell table:number-columns-repeated="2" table:style-name="Default" office:value-type="float" office:value="0.0936006" calcext:value-type="float">
            <text:p>0.0936006</text:p>
          </table:table-cell>
          <table:table-cell table:formula="of:=[.AA7]/[.Y7]-1" office:value-type="percentage" office:value="0.0800059999999998" calcext:value-type="percentage">
            <text:p>8.00%</text:p>
          </table:table-cell>
          <table:table-cell table:formula="of:=[.AA7]/[.Z7]-1" office:value-type="percentage" office:value="0" calcext:value-type="percentage">
            <text:p>0.00%</text:p>
          </table:table-cell>
          <table:table-cell office:value-type="float" office:value="0.125" calcext:value-type="float">
            <text:p>0.125</text:p>
          </table:table-cell>
          <table:table-cell office:value-type="float" office:value="4" calcext:value-type="float">
            <text:p>4</text:p>
          </table:table-cell>
          <table:table-cell table:formula="of:=[.AD7]/[.AE7]" office:value-type="float" office:value="0.03125" calcext:value-type="float">
            <text:p>0.03125</text:p>
          </table:table-cell>
          <table:table-cell table:number-columns-repeated="2" office:value-type="float" office:value="0.046875" calcext:value-type="float">
            <text:p>0.046875</text:p>
          </table:table-cell>
          <table:table-cell table:formula="of:=[.AH7]/[.AF7]-1" office:value-type="percentage" office:value="0.5" calcext:value-type="percentage">
            <text:p>50.00%</text:p>
          </table:table-cell>
          <table:table-cell table:style-name="ce12" table:formula="of:=[.AH7]/[.AG7]-1" office:value-type="percentage" office:value="0" calcext:value-type="percentage">
            <text:p>0.00%</text:p>
          </table:table-cell>
          <table:table-cell office:value-type="float" office:value="0.297009" calcext:value-type="float">
            <text:p>0.297009</text:p>
          </table:table-cell>
          <table:table-cell office:value-type="float" office:value="1.70992" calcext:value-type="float">
            <text:p>1.70992</text:p>
          </table:table-cell>
          <table:table-cell table:formula="of:=[.AK7]/[.AL7]" office:value-type="float" office:value="0.173697599887714" calcext:value-type="float">
            <text:p>0.1736975999</text:p>
          </table:table-cell>
          <table:table-cell office:value-type="float" office:value="0.17809" calcext:value-type="float">
            <text:p>0.17809</text:p>
          </table:table-cell>
          <table:table-cell office:value-type="float" office:value="0.168253" calcext:value-type="float">
            <text:p>0.168253</text:p>
          </table:table-cell>
          <table:table-cell table:style-name="ce9" table:formula="of:=[.AO7]/[.AM7]-1" office:value-type="percentage" office:value="-0.0313452799073428" calcext:value-type="percentage">
            <text:p>-3.13%</text:p>
          </table:table-cell>
          <table:table-cell table:style-name="ce12" table:formula="of:=[.AO7]/[.AN7]-1" office:value-type="percentage" office:value="-0.0552361165702737" calcext:value-type="percentage">
            <text:p>-5.52%</text:p>
          </table:table-cell>
          <table:table-cell office:value-type="float" office:value="0.403666" calcext:value-type="float">
            <text:p>0.403666</text:p>
          </table:table-cell>
          <table:table-cell office:value-type="float" office:value="2.36352" calcext:value-type="float">
            <text:p>2.36352</text:p>
          </table:table-cell>
          <table:table-cell table:formula="of:=[.AR7]/[.AS7]" office:value-type="float" office:value="0.170790177362578" calcext:value-type="float">
            <text:p>0.1707901774</text:p>
          </table:table-cell>
          <table:table-cell office:value-type="float" office:value="0.136916" calcext:value-type="float">
            <text:p>0.136916</text:p>
          </table:table-cell>
          <table:table-cell office:value-type="float" office:value="0.138033" calcext:value-type="float">
            <text:p>0.138033</text:p>
          </table:table-cell>
          <table:table-cell table:style-name="ce9" table:formula="of:=[.AV7]/[.AT7]-1" office:value-type="percentage" office:value="-0.191797782919542" calcext:value-type="percentage">
            <text:p>-19.18%</text:p>
          </table:table-cell>
          <table:table-cell table:style-name="ce12" table:formula="of:=[.AV7]/[.AU7]-1" office:value-type="percentage" office:value="0.00815828683280273" calcext:value-type="percentage">
            <text:p>0.82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ensight-03-24.rfb </text:p>
          </table:table-cell>
          <table:table-cell office:value-type="float" office:value="7.76283" calcext:value-type="float">
            <text:p>7.76283</text:p>
          </table:table-cell>
          <table:table-cell office:value-type="float" office:value="1.84765" calcext:value-type="float">
            <text:p>1.84765</text:p>
          </table:table-cell>
          <table:table-cell table:formula="of:=[.B8]/[.C8]" office:value-type="float" office:value="4.20146131572538" calcext:value-type="float">
            <text:p>4.2014613157</text:p>
          </table:table-cell>
          <table:table-cell office:value-type="float" office:value="5.35965" calcext:value-type="float">
            <text:p>5.35965</text:p>
          </table:table-cell>
          <table:table-cell office:value-type="float" office:value="5.44964" calcext:value-type="float">
            <text:p>5.44964</text:p>
          </table:table-cell>
          <table:table-cell table:style-name="ce9" table:formula="of:=[.F8]/[.D8]-1" office:value-type="percentage" office:value="0.297082036576867" calcext:value-type="percentage">
            <text:p>29.71%</text:p>
          </table:table-cell>
          <table:table-cell table:style-name="ce12" table:formula="of:=[.F8]/[.E8]-1" office:value-type="percentage" office:value="0.0167902754844067" calcext:value-type="percentage">
            <text:p>1.68%</text:p>
          </table:table-cell>
          <table:table-cell office:value-type="float" office:value="5.2" calcext:value-type="float">
            <text:p>5.2</text:p>
          </table:table-cell>
          <table:table-cell office:value-type="float" office:value="3.28932" calcext:value-type="float">
            <text:p>3.28932</text:p>
          </table:table-cell>
          <table:table-cell table:formula="of:=[.I8]/[.J8]" office:value-type="float" office:value="1.58087385842667" calcext:value-type="float">
            <text:p>1.5808738584</text:p>
          </table:table-cell>
          <table:table-cell office:value-type="float" office:value="3.58" calcext:value-type="float">
            <text:p>3.58</text:p>
          </table:table-cell>
          <table:table-cell office:value-type="float" office:value="3.67" calcext:value-type="float">
            <text:p>3.67</text:p>
          </table:table-cell>
          <table:table-cell table:style-name="ce9" table:formula="of:=[.M8]/[.K8]-1" office:value-type="percentage" office:value="1.32150084615385" calcext:value-type="percentage">
            <text:p>132.15%</text:p>
          </table:table-cell>
          <table:table-cell table:style-name="ce9" table:formula="of:=[.M8]/[.L8]-1" office:value-type="percentage" office:value="0.0251396648044693" calcext:value-type="percentage">
            <text:p>2.51%</text:p>
          </table:table-cell>
          <table:table-cell office:value-type="float" office:value="0.612395" calcext:value-type="float">
            <text:p>0.612395</text:p>
          </table:table-cell>
          <table:table-cell office:value-type="float" office:value="3.69395" calcext:value-type="float">
            <text:p>3.69395</text:p>
          </table:table-cell>
          <table:table-cell table:formula="of:=[.P8]/[.Q8]" office:value-type="float" office:value="0.165783240162969" calcext:value-type="float">
            <text:p>0.1657832402</text:p>
          </table:table-cell>
          <table:table-cell office:value-type="float" office:value="0.416882" calcext:value-type="float">
            <text:p>0.416882</text:p>
          </table:table-cell>
          <table:table-cell office:value-type="float" office:value="0.422254" calcext:value-type="float">
            <text:p>0.422254</text:p>
          </table:table-cell>
          <table:table-cell table:formula="of:=[.T8]/[.R8]-1" office:value-type="percentage" office:value="1.5470246545122" calcext:value-type="percentage">
            <text:p>154.70%</text:p>
          </table:table-cell>
          <table:table-cell table:formula="of:=[.T8]/[.S8]-1" office:value-type="percentage" office:value="0.0128861404426193" calcext:value-type="percentage">
            <text:p>1.29%</text:p>
          </table:table-cell>
          <table:table-cell table:style-name="Default" office:value-type="float" office:value="1.01401" calcext:value-type="float">
            <text:p>1.01401</text:p>
          </table:table-cell>
          <table:table-cell table:style-name="Default" office:value-type="float" office:value="1.85715" calcext:value-type="float">
            <text:p>1.85715</text:p>
          </table:table-cell>
          <table:table-cell table:style-name="Default" table:formula="of:=[.W8]/[.X8]" office:value-type="float" office:value="0.546003284602752" calcext:value-type="float">
            <text:p>0.5460032846</text:p>
          </table:table-cell>
          <table:table-cell table:style-name="Default" office:value-type="float" office:value="0.873606" calcext:value-type="float">
            <text:p>0.873606</text:p>
          </table:table-cell>
          <table:table-cell table:style-name="Default" office:value-type="float" office:value="0.889206" calcext:value-type="float">
            <text:p>0.889206</text:p>
          </table:table-cell>
          <table:table-cell table:formula="of:=[.AA8]/[.Y8]-1" office:value-type="percentage" office:value="0.628572620486978" calcext:value-type="percentage">
            <text:p>62.86%</text:p>
          </table:table-cell>
          <table:table-cell table:formula="of:=[.AA8]/[.Z8]-1" office:value-type="percentage" office:value="0.0178570202127732" calcext:value-type="percentage">
            <text:p>1.79%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3.66664" calcext:value-type="float">
            <text:p>3.66664</text:p>
          </table:table-cell>
          <table:table-cell table:formula="of:=[.AD8]/[.AE8]" office:value-type="float" office:value="0.247160888442825" calcext:value-type="float">
            <text:p>0.2471608884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5" calcext:value-type="float">
            <text:p>0.5</text:p>
          </table:table-cell>
          <table:table-cell table:formula="of:=[.AH8]/[.AF8]-1" office:value-type="percentage" office:value="1.02297379310345" calcext:value-type="percentage">
            <text:p>102.30%</text:p>
          </table:table-cell>
          <table:table-cell table:style-name="ce12" table:formula="of:=[.AH8]/[.AG8]-1" office:value-type="percentage" office:value="-0.0303030303030303" calcext:value-type="percentage">
            <text:p>-3.03%</text:p>
          </table:table-cell>
          <table:table-cell office:value-type="float" office:value="1.11595" calcext:value-type="float">
            <text:p>1.11595</text:p>
          </table:table-cell>
          <table:table-cell office:value-type="float" office:value="1.86225" calcext:value-type="float">
            <text:p>1.86225</text:p>
          </table:table-cell>
          <table:table-cell table:formula="of:=[.AK8]/[.AL8]" office:value-type="float" office:value="0.59924822123775" calcext:value-type="float">
            <text:p>0.5992482212</text:p>
          </table:table-cell>
          <table:table-cell office:value-type="float" office:value="0.965121" calcext:value-type="float">
            <text:p>0.965121</text:p>
          </table:table-cell>
          <table:table-cell office:value-type="float" office:value="0.960518" calcext:value-type="float">
            <text:p>0.960518</text:p>
          </table:table-cell>
          <table:table-cell table:style-name="ce9" table:formula="of:=[.AO8]/[.AM8]-1" office:value-type="percentage" office:value="0.602871674806219" calcext:value-type="percentage">
            <text:p>60.29%</text:p>
          </table:table-cell>
          <table:table-cell table:style-name="ce12" table:formula="of:=[.AO8]/[.AN8]-1" office:value-type="percentage" office:value="-0.00476935016438351" calcext:value-type="percentage">
            <text:p>-0.48%</text:p>
          </table:table-cell>
          <table:table-cell office:value-type="float" office:value="1.35636" calcext:value-type="float">
            <text:p>1.35636</text:p>
          </table:table-cell>
          <table:table-cell office:value-type="float" office:value="3.28719" calcext:value-type="float">
            <text:p>3.28719</text:p>
          </table:table-cell>
          <table:table-cell table:formula="of:=[.AR8]/[.AS8]" office:value-type="float" office:value="0.412619897237458" calcext:value-type="float">
            <text:p>0.4126198972</text:p>
          </table:table-cell>
          <table:table-cell office:value-type="float" office:value="0.757972" calcext:value-type="float">
            <text:p>0.757972</text:p>
          </table:table-cell>
          <table:table-cell office:value-type="float" office:value="0.773487" calcext:value-type="float">
            <text:p>0.773487</text:p>
          </table:table-cell>
          <table:table-cell table:style-name="ce9" table:formula="of:=[.AV8]/[.AT8]-1" office:value-type="percentage" office:value="0.874575136047951" calcext:value-type="percentage">
            <text:p>87.46%</text:p>
          </table:table-cell>
          <table:table-cell table:style-name="ce12" table:formula="of:=[.AV8]/[.AU8]-1" office:value-type="percentage" office:value="0.020469093845155" calcext:value-type="percentage">
            <text:p>2.05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freshmeat-8.rfb </text:p>
          </table:table-cell>
          <table:table-cell office:value-type="float" office:value="4.43304" calcext:value-type="float">
            <text:p>4.43304</text:p>
          </table:table-cell>
          <table:table-cell office:value-type="float" office:value="1.41255" calcext:value-type="float">
            <text:p>1.41255</text:p>
          </table:table-cell>
          <table:table-cell table:formula="of:=[.B9]/[.C9]" office:value-type="float" office:value="3.13832430710417" calcext:value-type="float">
            <text:p>3.1383243071</text:p>
          </table:table-cell>
          <table:table-cell office:value-type="float" office:value="1.54323" calcext:value-type="float">
            <text:p>1.54323</text:p>
          </table:table-cell>
          <table:table-cell office:value-type="float" office:value="1.60657" calcext:value-type="float">
            <text:p>1.60657</text:p>
          </table:table-cell>
          <table:table-cell table:style-name="ce9" table:formula="of:=[.F9]/[.D9]-1" office:value-type="percentage" office:value="-0.488080312043203" calcext:value-type="percentage">
            <text:p>-48.81%</text:p>
          </table:table-cell>
          <table:table-cell table:style-name="ce12" table:formula="of:=[.F9]/[.E9]-1" office:value-type="percentage" office:value="0.0410437847890464" calcext:value-type="percentage">
            <text:p>4.10%</text:p>
          </table:table-cell>
          <table:table-cell office:value-type="float" office:value="7.4" calcext:value-type="float">
            <text:p>7.4</text:p>
          </table:table-cell>
          <table:table-cell office:value-type="float" office:value="1.72691" calcext:value-type="float">
            <text:p>1.72691</text:p>
          </table:table-cell>
          <table:table-cell table:formula="of:=[.I9]/[.J9]" office:value-type="float" office:value="4.28511039949968" calcext:value-type="float">
            <text:p>4.2851103995</text:p>
          </table:table-cell>
          <table:table-cell office:value-type="float" office:value="1.11" calcext:value-type="float">
            <text:p>1.11</text:p>
          </table:table-cell>
          <table:table-cell office:value-type="float" office:value="1.14" calcext:value-type="float">
            <text:p>1.14</text:p>
          </table:table-cell>
          <table:table-cell table:style-name="ce9" table:formula="of:=[.M9]/[.K9]-1" office:value-type="percentage" office:value="-0.733962513513514" calcext:value-type="percentage">
            <text:p>-73.40%</text:p>
          </table:table-cell>
          <table:table-cell table:style-name="ce9" table:formula="of:=[.M9]/[.L9]-1" office:value-type="percentage" office:value="0.027027027027027" calcext:value-type="percentage">
            <text:p>2.70%</text:p>
          </table:table-cell>
          <table:table-cell office:value-type="float" office:value="0.733658" calcext:value-type="float">
            <text:p>0.733658</text:p>
          </table:table-cell>
          <table:table-cell office:value-type="float" office:value="2.19145" calcext:value-type="float">
            <text:p>2.19145</text:p>
          </table:table-cell>
          <table:table-cell table:formula="of:=[.P9]/[.Q9]" office:value-type="float" office:value="0.334781993657168" calcext:value-type="float">
            <text:p>0.3347819937</text:p>
          </table:table-cell>
          <table:table-cell office:value-type="float" office:value="0.090314" calcext:value-type="float">
            <text:p>0.090314</text:p>
          </table:table-cell>
          <table:table-cell office:value-type="float" office:value="0.091245" calcext:value-type="float">
            <text:p>0.091245</text:p>
          </table:table-cell>
          <table:table-cell table:formula="of:=[.T9]/[.R9]-1" office:value-type="percentage" office:value="-0.72744949928986" calcext:value-type="percentage">
            <text:p>-72.74%</text:p>
          </table:table-cell>
          <table:table-cell table:formula="of:=[.T9]/[.S9]-1" office:value-type="percentage" office:value="0.0103084793055341" calcext:value-type="percentage">
            <text:p>1.03%</text:p>
          </table:table-cell>
          <table:table-cell table:style-name="Default" office:value-type="float" office:value="0.764405" calcext:value-type="float">
            <text:p>0.764405</text:p>
          </table:table-cell>
          <table:table-cell table:style-name="Default" office:value-type="float" office:value="1.75001" calcext:value-type="float">
            <text:p>1.75001</text:p>
          </table:table-cell>
          <table:table-cell table:style-name="Default" table:formula="of:=[.W9]/[.X9]" office:value-type="float" office:value="0.436800361140793" calcext:value-type="float">
            <text:p>0.4368003611</text:p>
          </table:table-cell>
          <table:table-cell table:style-name="Default" office:value-type="float" office:value="0.234002" calcext:value-type="float">
            <text:p>0.234002</text:p>
          </table:table-cell>
          <table:table-cell table:style-name="Default" office:value-type="float" office:value="0.218401" calcext:value-type="float">
            <text:p>0.218401</text:p>
          </table:table-cell>
          <table:table-cell table:formula="of:=[.AA9]/[.Y9]-1" office:value-type="percentage" office:value="-0.499998124018027" calcext:value-type="percentage">
            <text:p>-50.00%</text:p>
          </table:table-cell>
          <table:table-cell table:formula="of:=[.AA9]/[.Z9]-1" office:value-type="percentage" office:value="-0.066670370338715" calcext:value-type="percentage">
            <text:p>-6.67%</text:p>
          </table:table-cell>
          <table:table-cell office:value-type="float" office:value="0.75" calcext:value-type="float">
            <text:p>0.75</text:p>
          </table:table-cell>
          <table:table-cell office:value-type="float" office:value="3.19997" calcext:value-type="float">
            <text:p>3.19997</text:p>
          </table:table-cell>
          <table:table-cell table:formula="of:=[.AD9]/[.AE9]" office:value-type="float" office:value="0.234377197286225" calcext:value-type="float">
            <text:p>0.234377197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9375" calcext:value-type="float">
            <text:p>0.109375</text:p>
          </table:table-cell>
          <table:table-cell table:formula="of:=[.AH9]/[.AF9]-1" office:value-type="percentage" office:value="-0.533337708333333" calcext:value-type="percentage">
            <text:p>-53.33%</text:p>
          </table:table-cell>
          <table:table-cell table:style-name="ce12" table:formula="of:=[.AH9]/[.AG9]-1" office:value-type="percentage" office:value="-0.125" calcext:value-type="percentage">
            <text:p>-12.50%</text:p>
          </table:table-cell>
          <table:table-cell office:value-type="float" office:value="1.52304" calcext:value-type="float">
            <text:p>1.52304</text:p>
          </table:table-cell>
          <table:table-cell office:value-type="float" office:value="1.334" calcext:value-type="float">
            <text:p>1.334</text:p>
          </table:table-cell>
          <table:table-cell table:formula="of:=[.AK9]/[.AL9]" office:value-type="float" office:value="1.14170914542729" calcext:value-type="float">
            <text:p>1.1417091454</text:p>
          </table:table-cell>
          <table:table-cell office:value-type="float" office:value="0.312201" calcext:value-type="float">
            <text:p>0.312201</text:p>
          </table:table-cell>
          <table:table-cell office:value-type="float" office:value="0.313128" calcext:value-type="float">
            <text:p>0.313128</text:p>
          </table:table-cell>
          <table:table-cell table:style-name="ce9" table:formula="of:=[.AO9]/[.AM9]-1" office:value-type="percentage" office:value="-0.725737503939489" calcext:value-type="percentage">
            <text:p>-72.57%</text:p>
          </table:table-cell>
          <table:table-cell table:style-name="ce12" table:formula="of:=[.AO9]/[.AN9]-1" office:value-type="percentage" office:value="0.0029692409697597" calcext:value-type="percentage">
            <text:p>0.30%</text:p>
          </table:table-cell>
          <table:table-cell office:value-type="float" office:value="1.90561" calcext:value-type="float">
            <text:p>1.90561</text:p>
          </table:table-cell>
          <table:table-cell office:value-type="float" office:value="1.42303" calcext:value-type="float">
            <text:p>1.42303</text:p>
          </table:table-cell>
          <table:table-cell table:formula="of:=[.AR9]/[.AS9]" office:value-type="float" office:value="1.33912145211275" calcext:value-type="float">
            <text:p>1.3391214521</text:p>
          </table:table-cell>
          <table:table-cell office:value-type="float" office:value="0.224958" calcext:value-type="float">
            <text:p>0.224958</text:p>
          </table:table-cell>
          <table:table-cell office:value-type="float" office:value="0.225062" calcext:value-type="float">
            <text:p>0.225062</text:p>
          </table:table-cell>
          <table:table-cell table:style-name="ce9" table:formula="of:=[.AV9]/[.AT9]-1" office:value-type="percentage" office:value="-0.831933093413658" calcext:value-type="percentage">
            <text:p>-83.19%</text:p>
          </table:table-cell>
          <table:table-cell table:style-name="ce12" table:formula="of:=[.AV9]/[.AU9]-1" office:value-type="percentage" office:value="0.000462308519812549" calcext:value-type="percentage">
            <text:p>0.05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glxspheres-24.rfb </text:p>
          </table:table-cell>
          <table:table-cell office:value-type="float" office:value="1.9732" calcext:value-type="float">
            <text:p>1.9732</text:p>
          </table:table-cell>
          <table:table-cell office:value-type="float" office:value="1.89951" calcext:value-type="float">
            <text:p>1.89951</text:p>
          </table:table-cell>
          <table:table-cell table:formula="of:=[.B10]/[.C10]" office:value-type="float" office:value="1.03879421535027" calcext:value-type="float">
            <text:p>1.0387942154</text:p>
          </table:table-cell>
          <table:table-cell office:value-type="float" office:value="1.28992" calcext:value-type="float">
            <text:p>1.28992</text:p>
          </table:table-cell>
          <table:table-cell office:value-type="float" office:value="1.29325" calcext:value-type="float">
            <text:p>1.29325</text:p>
          </table:table-cell>
          <table:table-cell table:style-name="ce9" table:formula="of:=[.F10]/[.D10]-1" office:value-type="percentage" office:value="0.244953024275289" calcext:value-type="percentage">
            <text:p>24.50%</text:p>
          </table:table-cell>
          <table:table-cell table:style-name="ce12" table:formula="of:=[.F10]/[.E10]-1" office:value-type="percentage" office:value="0.00258155544529903" calcext:value-type="percentage">
            <text:p>0.26%</text:p>
          </table:table-cell>
          <table:table-cell office:value-type="float" office:value="1.19" calcext:value-type="float">
            <text:p>1.19</text:p>
          </table:table-cell>
          <table:table-cell office:value-type="float" office:value="3.49279" calcext:value-type="float">
            <text:p>3.49279</text:p>
          </table:table-cell>
          <table:table-cell table:formula="of:=[.I10]/[.J10]" office:value-type="float" office:value="0.340701845802353" calcext:value-type="float">
            <text:p>0.3407018458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table:style-name="ce9" table:formula="of:=[.M10]/[.K10]-1" office:value-type="percentage" office:value="1.52420117647059" calcext:value-type="percentage">
            <text:p>152.42%</text:p>
          </table:table-cell>
          <table:table-cell table:style-name="ce9" table:formula="of:=[.M10]/[.L10]-1" office:value-type="percentage" office:value="-0.0114942528735632" calcext:value-type="percentage">
            <text:p>-1.15%</text:p>
          </table:table-cell>
          <table:table-cell office:value-type="float" office:value="0.137501" calcext:value-type="float">
            <text:p>0.137501</text:p>
          </table:table-cell>
          <table:table-cell office:value-type="float" office:value="4.00133" calcext:value-type="float">
            <text:p>4.00133</text:p>
          </table:table-cell>
          <table:table-cell table:formula="of:=[.P10]/[.Q10]" office:value-type="float" office:value="0.0343638240285105" calcext:value-type="float">
            <text:p>0.034363824</text:p>
          </table:table-cell>
          <table:table-cell office:value-type="float" office:value="0.094471" calcext:value-type="float">
            <text:p>0.094471</text:p>
          </table:table-cell>
          <table:table-cell office:value-type="float" office:value="0.09477" calcext:value-type="float">
            <text:p>0.09477</text:p>
          </table:table-cell>
          <table:table-cell table:formula="of:=[.T10]/[.R10]-1" office:value-type="percentage" office:value="1.75784208187577" calcext:value-type="percentage">
            <text:p>175.78%</text:p>
          </table:table-cell>
          <table:table-cell table:formula="of:=[.T10]/[.S10]-1" office:value-type="percentage" office:value="0.00316499243154" calcext:value-type="percentage">
            <text:p>0.32%</text:p>
          </table:table-cell>
          <table:table-cell table:style-name="Default" office:value-type="float" office:value="0.249602" calcext:value-type="float">
            <text:p>0.249602</text:p>
          </table:table-cell>
          <table:table-cell table:style-name="Default" office:value-type="float" office:value="2.00001" calcext:value-type="float">
            <text:p>2.00001</text:p>
          </table:table-cell>
          <table:table-cell table:style-name="Default" table:formula="of:=[.W10]/[.X10]" office:value-type="float" office:value="0.12480037599812" calcext:value-type="float">
            <text:p>0.124800376</text:p>
          </table:table-cell>
          <table:table-cell table:number-columns-repeated="2" table:style-name="Default" office:value-type="float" office:value="0.202801" calcext:value-type="float">
            <text:p>0.202801</text:p>
          </table:table-cell>
          <table:table-cell table:formula="of:=[.AA10]/[.Y10]-1" office:value-type="percentage" office:value="0.625003117002268" calcext:value-type="percentage">
            <text:p>62.50%</text:p>
          </table:table-cell>
          <table:table-cell table:formula="of:=[.AA10]/[.Z10]-1" office:value-type="percentage" office:value="0" calcext:value-type="percentage">
            <text:p>0.00%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formula="of:=[.AD10]/[.AE10]"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09375" calcext:value-type="float">
            <text:p>0.109375</text:p>
          </table:table-cell>
          <table:table-cell table:formula="of:=[.AH10]/[.AF10]-1" office:value-type="percentage" office:value="0.75" calcext:value-type="percentage">
            <text:p>75.00%</text:p>
          </table:table-cell>
          <table:table-cell table:style-name="ce12" table:formula="of:=[.AH10]/[.AG10]-1" office:value-type="percentage" office:value="-0.125" calcext:value-type="percentage">
            <text:p>-12.50%</text:p>
          </table:table-cell>
          <table:table-cell office:value-type="float" office:value="0.243682" calcext:value-type="float">
            <text:p>0.243682</text:p>
          </table:table-cell>
          <table:table-cell office:value-type="float" office:value="1.87845" calcext:value-type="float">
            <text:p>1.87845</text:p>
          </table:table-cell>
          <table:table-cell table:formula="of:=[.AK10]/[.AL10]" office:value-type="float" office:value="0.129725039261093" calcext:value-type="float">
            <text:p>0.1297250393</text:p>
          </table:table-cell>
          <table:table-cell office:value-type="float" office:value="0.205614" calcext:value-type="float">
            <text:p>0.205614</text:p>
          </table:table-cell>
          <table:table-cell office:value-type="float" office:value="0.205995" calcext:value-type="float">
            <text:p>0.205995</text:p>
          </table:table-cell>
          <table:table-cell table:style-name="ce9" table:formula="of:=[.AO10]/[.AM10]-1" office:value-type="percentage" office:value="0.587935537914167" calcext:value-type="percentage">
            <text:p>58.79%</text:p>
          </table:table-cell>
          <table:table-cell table:style-name="ce12" table:formula="of:=[.AO10]/[.AN10]-1" office:value-type="percentage" office:value="0.0018529866643322" calcext:value-type="percentage">
            <text:p>0.19%</text:p>
          </table:table-cell>
          <table:table-cell office:value-type="float" office:value="0.316688" calcext:value-type="float">
            <text:p>0.316688</text:p>
          </table:table-cell>
          <table:table-cell office:value-type="float" office:value="3.32589" calcext:value-type="float">
            <text:p>3.32589</text:p>
          </table:table-cell>
          <table:table-cell table:formula="of:=[.AR10]/[.AS10]" office:value-type="float" office:value="0.0952190240807724" calcext:value-type="float">
            <text:p>0.0952190241</text:p>
          </table:table-cell>
          <table:table-cell office:value-type="float" office:value="0.160906" calcext:value-type="float">
            <text:p>0.160906</text:p>
          </table:table-cell>
          <table:table-cell office:value-type="float" office:value="0.160194" calcext:value-type="float">
            <text:p>0.160194</text:p>
          </table:table-cell>
          <table:table-cell table:style-name="ce9" table:formula="of:=[.AV10]/[.AT10]-1" office:value-type="percentage" office:value="0.682373890580003" calcext:value-type="percentage">
            <text:p>68.24%</text:p>
          </table:table-cell>
          <table:table-cell table:style-name="ce12" table:formula="of:=[.AV10]/[.AU10]-1" office:value-type="percentage" office:value="-0.00442494375598168" calcext:value-type="percentage">
            <text:p>-0.44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googleearth-rgb-24.rfb </text:p>
          </table:table-cell>
          <table:table-cell office:value-type="float" office:value="19.2554" calcext:value-type="float">
            <text:p>19.2554</text:p>
          </table:table-cell>
          <table:table-cell office:value-type="float" office:value="1.8137" calcext:value-type="float">
            <text:p>1.8137</text:p>
          </table:table-cell>
          <table:table-cell table:formula="of:=[.B11]/[.C11]" office:value-type="float" office:value="10.6166400176435" calcext:value-type="float">
            <text:p>10.6166400176</text:p>
          </table:table-cell>
          <table:table-cell office:value-type="float" office:value="12.8092" calcext:value-type="float">
            <text:p>12.8092</text:p>
          </table:table-cell>
          <table:table-cell office:value-type="float" office:value="12.8158" calcext:value-type="float">
            <text:p>12.8158</text:p>
          </table:table-cell>
          <table:table-cell table:style-name="ce9" table:formula="of:=[.F11]/[.D11]-1" office:value-type="percentage" office:value="0.207142747489016" calcext:value-type="percentage">
            <text:p>20.71%</text:p>
          </table:table-cell>
          <table:table-cell table:style-name="ce12" table:formula="of:=[.F11]/[.E11]-1" office:value-type="percentage" office:value="0.000515254660712561" calcext:value-type="percentage">
            <text:p>0.05%</text:p>
          </table:table-cell>
          <table:table-cell office:value-type="float" office:value="11.9" calcext:value-type="float">
            <text:p>11.9</text:p>
          </table:table-cell>
          <table:table-cell office:value-type="float" office:value="3.10135" calcext:value-type="float">
            <text:p>3.10135</text:p>
          </table:table-cell>
          <table:table-cell table:formula="of:=[.I11]/[.J11]" office:value-type="float" office:value="3.83703870894933" calcext:value-type="float">
            <text:p>3.8370387089</text:p>
          </table:table-cell>
          <table:table-cell office:value-type="float" office:value="7.99" calcext:value-type="float">
            <text:p>7.99</text:p>
          </table:table-cell>
          <table:table-cell office:value-type="float" office:value="7.98" calcext:value-type="float">
            <text:p>7.98</text:p>
          </table:table-cell>
          <table:table-cell table:style-name="ce9" table:formula="of:=[.M11]/[.K11]-1" office:value-type="percentage" office:value="1.07972882352941" calcext:value-type="percentage">
            <text:p>107.97%</text:p>
          </table:table-cell>
          <table:table-cell table:style-name="ce9" table:formula="of:=[.M11]/[.L11]-1" office:value-type="percentage" office:value="-0.0012515644555694" calcext:value-type="percentage">
            <text:p>-0.13%</text:p>
          </table:table-cell>
          <table:table-cell office:value-type="float" office:value="1.51011" calcext:value-type="float">
            <text:p>1.51011</text:p>
          </table:table-cell>
          <table:table-cell office:value-type="float" office:value="3.54475" calcext:value-type="float">
            <text:p>3.54475</text:p>
          </table:table-cell>
          <table:table-cell table:formula="of:=[.P11]/[.Q11]" office:value-type="float" office:value="0.426013117991396" calcext:value-type="float">
            <text:p>0.426013118</text:p>
          </table:table-cell>
          <table:table-cell office:value-type="float" office:value="0.992803" calcext:value-type="float">
            <text:p>0.992803</text:p>
          </table:table-cell>
          <table:table-cell office:value-type="float" office:value="0.981067" calcext:value-type="float">
            <text:p>0.981067</text:p>
          </table:table-cell>
          <table:table-cell table:formula="of:=[.T11]/[.R11]-1" office:value-type="percentage" office:value="1.30290326416619" calcext:value-type="percentage">
            <text:p>130.29%</text:p>
          </table:table-cell>
          <table:table-cell table:formula="of:=[.T11]/[.S11]-1" office:value-type="percentage" office:value="-0.0118210762860307" calcext:value-type="percentage">
            <text:p>-1.18%</text:p>
          </table:table-cell>
          <table:table-cell table:style-name="Default" office:value-type="float" office:value="2.07481" calcext:value-type="float">
            <text:p>2.07481</text:p>
          </table:table-cell>
          <table:table-cell table:style-name="Default" office:value-type="float" office:value="1.92755" calcext:value-type="float">
            <text:p>1.92755</text:p>
          </table:table-cell>
          <table:table-cell table:style-name="Default" table:formula="of:=[.W11]/[.X11]" office:value-type="float" office:value="1.07639749941636" calcext:value-type="float">
            <text:p>1.0763974994</text:p>
          </table:table-cell>
          <table:table-cell table:style-name="Default" office:value-type="float" office:value="1.87201" calcext:value-type="float">
            <text:p>1.87201</text:p>
          </table:table-cell>
          <table:table-cell table:style-name="Default" office:value-type="float" office:value="1.88761" calcext:value-type="float">
            <text:p>1.88761</text:p>
          </table:table-cell>
          <table:table-cell table:formula="of:=[.AA11]/[.Y11]-1" office:value-type="percentage" office:value="0.753636552503603" calcext:value-type="percentage">
            <text:p>75.36%</text:p>
          </table:table-cell>
          <table:table-cell table:formula="of:=[.AA11]/[.Z11]-1" office:value-type="percentage" office:value="0.00833328881790174" calcext:value-type="percentage">
            <text:p>0.83%</text:p>
          </table:table-cell>
          <table:table-cell office:value-type="float" office:value="2.23438" calcext:value-type="float">
            <text:p>2.23438</text:p>
          </table:table-cell>
          <table:table-cell office:value-type="float" office:value="3.7105" calcext:value-type="float">
            <text:p>3.7105</text:p>
          </table:table-cell>
          <table:table-cell table:formula="of:=[.AD11]/[.AE11]" office:value-type="float" office:value="0.602177604096483" calcext:value-type="float">
            <text:p>0.6021776041</text:p>
          </table:table-cell>
          <table:table-cell office:value-type="float" office:value="1.23438" calcext:value-type="float">
            <text:p>1.23438</text:p>
          </table:table-cell>
          <table:table-cell office:value-type="float" office:value="1.1875" calcext:value-type="float">
            <text:p>1.1875</text:p>
          </table:table-cell>
          <table:table-cell table:formula="of:=[.AH11]/[.AF11]-1" office:value-type="percentage" office:value="0.972009573125431" calcext:value-type="percentage">
            <text:p>97.20%</text:p>
          </table:table-cell>
          <table:table-cell table:style-name="ce12" table:formula="of:=[.AH11]/[.AG11]-1" office:value-type="percentage" office:value="-0.0379785803399277" calcext:value-type="percentage">
            <text:p>-3.80%</text:p>
          </table:table-cell>
          <table:table-cell office:value-type="float" office:value="2.25084" calcext:value-type="float">
            <text:p>2.25084</text:p>
          </table:table-cell>
          <table:table-cell office:value-type="float" office:value="1.80111" calcext:value-type="float">
            <text:p>1.80111</text:p>
          </table:table-cell>
          <table:table-cell table:formula="of:=[.AK11]/[.AL11]" office:value-type="float" office:value="1.24969602078718" calcext:value-type="float">
            <text:p>1.2496960208</text:p>
          </table:table-cell>
          <table:table-cell office:value-type="float" office:value="1.89394" calcext:value-type="float">
            <text:p>1.89394</text:p>
          </table:table-cell>
          <table:table-cell office:value-type="float" office:value="1.87441" calcext:value-type="float">
            <text:p>1.87441</text:p>
          </table:table-cell>
          <table:table-cell table:style-name="ce9" table:formula="of:=[.AO11]/[.AM11]-1" office:value-type="percentage" office:value="0.499892748973716" calcext:value-type="percentage">
            <text:p>49.99%</text:p>
          </table:table-cell>
          <table:table-cell table:style-name="ce12" table:formula="of:=[.AO11]/[.AN11]-1" office:value-type="percentage" office:value="-0.0103118367002123" calcext:value-type="percentage">
            <text:p>-1.03%</text:p>
          </table:table-cell>
          <table:table-cell office:value-type="float" office:value="3.22564" calcext:value-type="float">
            <text:p>3.22564</text:p>
          </table:table-cell>
          <table:table-cell office:value-type="float" office:value="2.8981" calcext:value-type="float">
            <text:p>2.8981</text:p>
          </table:table-cell>
          <table:table-cell table:formula="of:=[.AR11]/[.AS11]" office:value-type="float" office:value="1.11301887443497" calcext:value-type="float">
            <text:p>1.1130188744</text:p>
          </table:table-cell>
          <table:table-cell office:value-type="float" office:value="1.69313" calcext:value-type="float">
            <text:p>1.69313</text:p>
          </table:table-cell>
          <table:table-cell office:value-type="float" office:value="1.66935" calcext:value-type="float">
            <text:p>1.66935</text:p>
          </table:table-cell>
          <table:table-cell table:style-name="ce9" table:formula="of:=[.AV11]/[.AT11]-1" office:value-type="percentage" office:value="0.499839794583401" calcext:value-type="percentage">
            <text:p>49.98%</text:p>
          </table:table-cell>
          <table:table-cell table:style-name="ce12" table:formula="of:=[.AV11]/[.AU11]-1" office:value-type="percentage" office:value="-0.0140449935917502" calcext:value-type="percentage">
            <text:p>-1.40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kde-hearts-16.rfb </text:p>
          </table:table-cell>
          <table:table-cell office:value-type="float" office:value="2.21986" calcext:value-type="float">
            <text:p>2.21986</text:p>
          </table:table-cell>
          <table:table-cell office:value-type="float" office:value="1.65273" calcext:value-type="float">
            <text:p>1.65273</text:p>
          </table:table-cell>
          <table:table-cell table:formula="of:=[.B12]/[.C12]" office:value-type="float" office:value="1.34314739854665" calcext:value-type="float">
            <text:p>1.3431473985</text:p>
          </table:table-cell>
          <table:table-cell office:value-type="float" office:value="1.35325" calcext:value-type="float">
            <text:p>1.35325</text:p>
          </table:table-cell>
          <table:table-cell office:value-type="float" office:value="1.34991" calcext:value-type="float">
            <text:p>1.34991</text:p>
          </table:table-cell>
          <table:table-cell table:style-name="ce9" table:formula="of:=[.F12]/[.D12]-1" office:value-type="percentage" office:value="0.00503489152469072" calcext:value-type="percentage">
            <text:p>0.50%</text:p>
          </table:table-cell>
          <table:table-cell table:style-name="ce12" table:formula="of:=[.F12]/[.E12]-1" office:value-type="percentage" office:value="-0.00246813227415488" calcext:value-type="percentage">
            <text:p>-0.25%</text:p>
          </table:table-cell>
          <table:table-cell office:value-type="float" office:value="2.47" calcext:value-type="float">
            <text:p>2.47</text:p>
          </table:table-cell>
          <table:table-cell office:value-type="float" office:value="2.22271" calcext:value-type="float">
            <text:p>2.22271</text:p>
          </table:table-cell>
          <table:table-cell table:formula="of:=[.I12]/[.J12]" office:value-type="float" office:value="1.1112560792906" calcext:value-type="float">
            <text:p>1.1112560793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table:style-name="ce9" table:formula="of:=[.M12]/[.K12]-1" office:value-type="percentage" office:value="-0.199104493927126" calcext:value-type="percentage">
            <text:p>-19.91%</text:p>
          </table:table-cell>
          <table:table-cell table:style-name="ce9" table:formula="of:=[.M12]/[.L12]-1" office:value-type="percentage" office:value="-0.021978021978022" calcext:value-type="percentage">
            <text:p>-2.20%</text:p>
          </table:table-cell>
          <table:table-cell office:value-type="float" office:value="0.232181" calcext:value-type="float">
            <text:p>0.232181</text:p>
          </table:table-cell>
          <table:table-cell office:value-type="float" office:value="2.61642" calcext:value-type="float">
            <text:p>2.61642</text:p>
          </table:table-cell>
          <table:table-cell table:formula="of:=[.P12]/[.Q12]" office:value-type="float" office:value="0.0887399576520589" calcext:value-type="float">
            <text:p>0.0887399577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05904" calcext:value-type="float">
            <text:p>0.105904</text:p>
          </table:table-cell>
          <table:table-cell table:formula="of:=[.T12]/[.R12]-1" office:value-type="percentage" office:value="0.193419546302238" calcext:value-type="percentage">
            <text:p>19.34%</text:p>
          </table:table-cell>
          <table:table-cell table:formula="of:=[.T12]/[.S12]-1" office:value-type="percentage" office:value="-0.00746016869728217" calcext:value-type="percentage">
            <text:p>-0.75%</text:p>
          </table:table-cell>
          <table:table-cell table:style-name="Default" office:value-type="float" office:value="0.296402" calcext:value-type="float">
            <text:p>0.296402</text:p>
          </table:table-cell>
          <table:table-cell table:style-name="Default" office:value-type="float" office:value="1.72728" calcext:value-type="float">
            <text:p>1.72728</text:p>
          </table:table-cell>
          <table:table-cell table:style-name="Default" table:formula="of:=[.W12]/[.X12]" office:value-type="float" office:value="0.171600435366588" calcext:value-type="float">
            <text:p>0.1716004354</text:p>
          </table:table-cell>
          <table:table-cell table:number-columns-repeated="2" table:style-name="Default" office:value-type="float" office:value="0.202801" calcext:value-type="float">
            <text:p>0.202801</text:p>
          </table:table-cell>
          <table:table-cell table:formula="of:=[.AA12]/[.Y12]-1" office:value-type="percentage" office:value="0.181821010924353" calcext:value-type="percentage">
            <text:p>18.18%</text:p>
          </table:table-cell>
          <table:table-cell table:formula="of:=[.AA12]/[.Z12]-1" office:value-type="percentage" office:value="0" calcext:value-type="percentage">
            <text:p>0.00%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3.3333" calcext:value-type="float">
            <text:p>3.3333</text:p>
          </table:table-cell>
          <table:table-cell table:formula="of:=[.AD12]/[.AE12]" office:value-type="float" office:value="0.0843758437584376" calcext:value-type="float">
            <text:p>0.0843758438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125" calcext:value-type="float">
            <text:p>0.125</text:p>
          </table:table-cell>
          <table:table-cell table:formula="of:=[.AH12]/[.AF12]-1" office:value-type="percentage" office:value="0.481466666666667" calcext:value-type="percentage">
            <text:p>48.15%</text:p>
          </table:table-cell>
          <table:table-cell table:style-name="ce12" table:formula="of:=[.AH12]/[.AG12]-1" office:value-type="percentage" office:value="-0.111111111111111" calcext:value-type="percentage">
            <text:p>-11.11%</text:p>
          </table:table-cell>
          <table:table-cell office:value-type="float" office:value="0.372095" calcext:value-type="float">
            <text:p>0.372095</text:p>
          </table:table-cell>
          <table:table-cell office:value-type="float" office:value="1.54722" calcext:value-type="float">
            <text:p>1.54722</text:p>
          </table:table-cell>
          <table:table-cell table:formula="of:=[.AK12]/[.AL12]" office:value-type="float" office:value="0.240492625483125" calcext:value-type="float">
            <text:p>0.2404926255</text:p>
          </table:table-cell>
          <table:table-cell office:value-type="float" office:value="0.213881" calcext:value-type="float">
            <text:p>0.213881</text:p>
          </table:table-cell>
          <table:table-cell office:value-type="float" office:value="0.210153" calcext:value-type="float">
            <text:p>0.210153</text:p>
          </table:table-cell>
          <table:table-cell table:style-name="ce9" table:formula="of:=[.AO12]/[.AM12]-1" office:value-type="percentage" office:value="-0.126156157271665" calcext:value-type="percentage">
            <text:p>-12.62%</text:p>
          </table:table-cell>
          <table:table-cell table:style-name="ce12" table:formula="of:=[.AO12]/[.AN12]-1" office:value-type="percentage" office:value="-0.0174302532716791" calcext:value-type="percentage">
            <text:p>-1.74%</text:p>
          </table:table-cell>
          <table:table-cell office:value-type="float" office:value="0.51437" calcext:value-type="float">
            <text:p>0.51437</text:p>
          </table:table-cell>
          <table:table-cell office:value-type="float" office:value="1.98786" calcext:value-type="float">
            <text:p>1.98786</text:p>
          </table:table-cell>
          <table:table-cell table:formula="of:=[.AR12]/[.AS12]" office:value-type="float" office:value="0.25875564677593" calcext:value-type="float">
            <text:p>0.2587556468</text:p>
          </table:table-cell>
          <table:table-cell office:value-type="float" office:value="0.190002" calcext:value-type="float">
            <text:p>0.190002</text:p>
          </table:table-cell>
          <table:table-cell office:value-type="float" office:value="0.182958" calcext:value-type="float">
            <text:p>0.182958</text:p>
          </table:table-cell>
          <table:table-cell table:style-name="ce9" table:formula="of:=[.AV12]/[.AT12]-1" office:value-type="percentage" office:value="-0.292931372591714" calcext:value-type="percentage">
            <text:p>-29.29%</text:p>
          </table:table-cell>
          <table:table-cell table:style-name="ce12" table:formula="of:=[.AV12]/[.AU12]-1" office:value-type="percentage" office:value="-0.0370732939653268" calcext:value-type="percentage">
            <text:p>-3.71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kde-hearts-24.rfb </text:p>
          </table:table-cell>
          <table:table-cell office:value-type="float" office:value="1.92654" calcext:value-type="float">
            <text:p>1.92654</text:p>
          </table:table-cell>
          <table:table-cell office:value-type="float" office:value="1.63358" calcext:value-type="float">
            <text:p>1.63358</text:p>
          </table:table-cell>
          <table:table-cell table:formula="of:=[.B13]/[.C13]" office:value-type="float" office:value="1.17933618188274" calcext:value-type="float">
            <text:p>1.1793361819</text:p>
          </table:table-cell>
          <table:table-cell office:value-type="float" office:value="1.19659" calcext:value-type="float">
            <text:p>1.19659</text:p>
          </table:table-cell>
          <table:table-cell office:value-type="float" office:value="1.19326" calcext:value-type="float">
            <text:p>1.19326</text:p>
          </table:table-cell>
          <table:table-cell table:style-name="ce9" table:formula="of:=[.F13]/[.D13]-1" office:value-type="percentage" office:value="0.0118064876929624" calcext:value-type="percentage">
            <text:p>1.18%</text:p>
          </table:table-cell>
          <table:table-cell table:style-name="ce12" table:formula="of:=[.F13]/[.E13]-1" office:value-type="percentage" office:value="-0.00278290809717618" calcext:value-type="percentage">
            <text:p>-0.28%</text:p>
          </table:table-cell>
          <table:table-cell office:value-type="float" office:value="1.86" calcext:value-type="float">
            <text:p>1.86</text:p>
          </table:table-cell>
          <table:table-cell office:value-type="float" office:value="2.22201" calcext:value-type="float">
            <text:p>2.22201</text:p>
          </table:table-cell>
          <table:table-cell table:formula="of:=[.I13]/[.J13]" office:value-type="float" office:value="0.837079941134378" calcext:value-type="float">
            <text:p>0.8370799411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table:style-name="ce9" table:formula="of:=[.M13]/[.K13]-1" office:value-type="percentage" office:value="-0.104028225806452" calcext:value-type="percentage">
            <text:p>-10.40%</text:p>
          </table:table-cell>
          <table:table-cell table:style-name="ce9" table:formula="of:=[.M13]/[.L13]-1" office:value-type="percentage" office:value="-0.025974025974026" calcext:value-type="percentage">
            <text:p>-2.60%</text:p>
          </table:table-cell>
          <table:table-cell office:value-type="float" office:value="0.186157" calcext:value-type="float">
            <text:p>0.186157</text:p>
          </table:table-cell>
          <table:table-cell office:value-type="float" office:value="2.66147" calcext:value-type="float">
            <text:p>2.66147</text:p>
          </table:table-cell>
          <table:table-cell table:formula="of:=[.P13]/[.Q13]" office:value-type="float" office:value="0.0699451806708323" calcext:value-type="float">
            <text:p>0.0699451807</text:p>
          </table:table-cell>
          <table:table-cell office:value-type="float" office:value="0.094857" calcext:value-type="float">
            <text:p>0.094857</text:p>
          </table:table-cell>
          <table:table-cell office:value-type="float" office:value="0.094069" calcext:value-type="float">
            <text:p>0.094069</text:p>
          </table:table-cell>
          <table:table-cell table:formula="of:=[.T13]/[.R13]-1" office:value-type="percentage" office:value="0.344896090020789" calcext:value-type="percentage">
            <text:p>34.49%</text:p>
          </table:table-cell>
          <table:table-cell table:formula="of:=[.T13]/[.S13]-1" office:value-type="percentage" office:value="-0.00830724142656836" calcext:value-type="percentage">
            <text:p>-0.83%</text:p>
          </table:table-cell>
          <table:table-cell table:style-name="Default" office:value-type="float" office:value="0.249602" calcext:value-type="float">
            <text:p>0.249602</text:p>
          </table:table-cell>
          <table:table-cell table:style-name="Default" office:value-type="float" office:value="1.77779" calcext:value-type="float">
            <text:p>1.77779</text:p>
          </table:table-cell>
          <table:table-cell table:style-name="Default" table:formula="of:=[.W13]/[.X13]" office:value-type="float" office:value="0.140400159748902" calcext:value-type="float">
            <text:p>0.1404001597</text:p>
          </table:table-cell>
          <table:table-cell table:style-name="Default" office:value-type="float" office:value="0.187201" calcext:value-type="float">
            <text:p>0.187201</text:p>
          </table:table-cell>
          <table:table-cell table:style-name="Default" office:value-type="float" office:value="0.171601" calcext:value-type="float">
            <text:p>0.171601</text:p>
          </table:table-cell>
          <table:table-cell table:formula="of:=[.AA13]/[.Y13]-1" office:value-type="percentage" office:value="0.222227954062868" calcext:value-type="percentage">
            <text:p>22.22%</text:p>
          </table:table-cell>
          <table:table-cell table:formula="of:=[.AA13]/[.Z13]-1" office:value-type="percentage" office:value="-0.083332888179016" calcext:value-type="percentage">
            <text:p>-8.33%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2.39997" calcext:value-type="float">
            <text:p>2.39997</text:p>
          </table:table-cell>
          <table:table-cell table:formula="of:=[.AD13]/[.AE13]" office:value-type="float" office:value="0.0911469726704917" calcext:value-type="float">
            <text:p>0.0911469727</text:p>
          </table:table-cell>
          <table:table-cell table:number-columns-repeated="2" office:value-type="float" office:value="0.109375" calcext:value-type="float">
            <text:p>0.109375</text:p>
          </table:table-cell>
          <table:table-cell table:formula="of:=[.AH13]/[.AF13]-1" office:value-type="percentage" office:value="0.199985" calcext:value-type="percentage">
            <text:p>20.00%</text:p>
          </table:table-cell>
          <table:table-cell table:style-name="ce12" table:formula="of:=[.AH13]/[.AG13]-1" office:value-type="percentage" office:value="0" calcext:value-type="percentage">
            <text:p>0.00%</text:p>
          </table:table-cell>
          <table:table-cell office:value-type="float" office:value="0.307625" calcext:value-type="float">
            <text:p>0.307625</text:p>
          </table:table-cell>
          <table:table-cell office:value-type="float" office:value="1.55382" calcext:value-type="float">
            <text:p>1.55382</text:p>
          </table:table-cell>
          <table:table-cell table:formula="of:=[.AK13]/[.AL13]" office:value-type="float" office:value="0.197979817482076" calcext:value-type="float">
            <text:p>0.1979798175</text:p>
          </table:table-cell>
          <table:table-cell office:value-type="float" office:value="0.188163" calcext:value-type="float">
            <text:p>0.188163</text:p>
          </table:table-cell>
          <table:table-cell office:value-type="float" office:value="0.183986" calcext:value-type="float">
            <text:p>0.183986</text:p>
          </table:table-cell>
          <table:table-cell table:style-name="ce9" table:formula="of:=[.AO13]/[.AM13]-1" office:value-type="percentage" office:value="-0.0706830507273466" calcext:value-type="percentage">
            <text:p>-7.07%</text:p>
          </table:table-cell>
          <table:table-cell table:style-name="ce12" table:formula="of:=[.AO13]/[.AN13]-1" office:value-type="percentage" office:value="-0.0221988382413121" calcext:value-type="percentage">
            <text:p>-2.22%</text:p>
          </table:table-cell>
          <table:table-cell office:value-type="float" office:value="0.439624" calcext:value-type="float">
            <text:p>0.439624</text:p>
          </table:table-cell>
          <table:table-cell office:value-type="float" office:value="2.01989" calcext:value-type="float">
            <text:p>2.01989</text:p>
          </table:table-cell>
          <table:table-cell table:formula="of:=[.AR13]/[.AS13]" office:value-type="float" office:value="0.217647495655704" calcext:value-type="float">
            <text:p>0.2176474957</text:p>
          </table:table-cell>
          <table:table-cell office:value-type="float" office:value="0.167764" calcext:value-type="float">
            <text:p>0.167764</text:p>
          </table:table-cell>
          <table:table-cell office:value-type="float" office:value="0.160053" calcext:value-type="float">
            <text:p>0.160053</text:p>
          </table:table-cell>
          <table:table-cell table:style-name="ce9" table:formula="of:=[.AV13]/[.AT13]-1" office:value-type="percentage" office:value="-0.264622827302422" calcext:value-type="percentage">
            <text:p>-26.46%</text:p>
          </table:table-cell>
          <table:table-cell table:style-name="ce12" table:formula="of:=[.AV13]/[.AU13]-1" office:value-type="percentage" office:value="-0.0459633771250089" calcext:value-type="percentage">
            <text:p>-4.60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light-08-24.rfb </text:p>
          </table:table-cell>
          <table:table-cell office:value-type="float" office:value="5.65297" calcext:value-type="float">
            <text:p>5.65297</text:p>
          </table:table-cell>
          <table:table-cell office:value-type="float" office:value="1.88426" calcext:value-type="float">
            <text:p>1.88426</text:p>
          </table:table-cell>
          <table:table-cell table:formula="of:=[.B14]/[.C14]" office:value-type="float" office:value="3.00010083534119" calcext:value-type="float">
            <text:p>3.0001008353</text:p>
          </table:table-cell>
          <table:table-cell office:value-type="float" office:value="3.81308" calcext:value-type="float">
            <text:p>3.81308</text:p>
          </table:table-cell>
          <table:table-cell office:value-type="float" office:value="3.87308" calcext:value-type="float">
            <text:p>3.87308</text:p>
          </table:table-cell>
          <table:table-cell table:style-name="ce9" table:formula="of:=[.F14]/[.D14]-1" office:value-type="percentage" office:value="0.290983274420349" calcext:value-type="percentage">
            <text:p>29.10%</text:p>
          </table:table-cell>
          <table:table-cell table:style-name="ce12" table:formula="of:=[.F14]/[.E14]-1" office:value-type="percentage" office:value="0.0157353110871001" calcext:value-type="percentage">
            <text:p>1.57%</text:p>
          </table:table-cell>
          <table:table-cell office:value-type="float" office:value="3.02" calcext:value-type="float">
            <text:p>3.02</text:p>
          </table:table-cell>
          <table:table-cell office:value-type="float" office:value="3.50022" calcext:value-type="float">
            <text:p>3.50022</text:p>
          </table:table-cell>
          <table:table-cell table:formula="of:=[.I14]/[.J14]" office:value-type="float" office:value="0.862802909531401" calcext:value-type="float">
            <text:p>0.8628029095</text:p>
          </table:table-cell>
          <table:table-cell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table:style-name="ce9" table:formula="of:=[.M14]/[.K14]-1" office:value-type="percentage" office:value="1.95548377483444" calcext:value-type="percentage">
            <text:p>195.55%</text:p>
          </table:table-cell>
          <table:table-cell table:style-name="ce9" table:formula="of:=[.M14]/[.L14]-1" office:value-type="percentage" office:value="0.00790513833992068" calcext:value-type="percentage">
            <text:p>0.79%</text:p>
          </table:table-cell>
          <table:table-cell office:value-type="float" office:value="0.356136" calcext:value-type="float">
            <text:p>0.356136</text:p>
          </table:table-cell>
          <table:table-cell office:value-type="float" office:value="3.79911" calcext:value-type="float">
            <text:p>3.79911</text:p>
          </table:table-cell>
          <table:table-cell table:formula="of:=[.P14]/[.Q14]" office:value-type="float" office:value="0.093741955352701" calcext:value-type="float">
            <text:p>0.0937419554</text:p>
          </table:table-cell>
          <table:table-cell office:value-type="float" office:value="0.308342" calcext:value-type="float">
            <text:p>0.308342</text:p>
          </table:table-cell>
          <table:table-cell office:value-type="float" office:value="0.311755" calcext:value-type="float">
            <text:p>0.311755</text:p>
          </table:table-cell>
          <table:table-cell table:formula="of:=[.T14]/[.R14]-1" office:value-type="percentage" office:value="2.32567204115843" calcext:value-type="percentage">
            <text:p>232.57%</text:p>
          </table:table-cell>
          <table:table-cell table:formula="of:=[.T14]/[.S14]-1" office:value-type="percentage" office:value="0.0110688780639678" calcext:value-type="percentage">
            <text:p>1.11%</text:p>
          </table:table-cell>
          <table:table-cell table:style-name="Default" office:value-type="float" office:value="0.670804" calcext:value-type="float">
            <text:p>0.670804</text:p>
          </table:table-cell>
          <table:table-cell table:style-name="Default" office:value-type="float" office:value="1.95456" calcext:value-type="float">
            <text:p>1.95456</text:p>
          </table:table-cell>
          <table:table-cell table:style-name="Default" table:formula="of:=[.W14]/[.X14]" office:value-type="float" office:value="0.343199492468893" calcext:value-type="float">
            <text:p>0.3431994925</text:p>
          </table:table-cell>
          <table:table-cell table:style-name="Default" office:value-type="float" office:value="0.608404" calcext:value-type="float">
            <text:p>0.608404</text:p>
          </table:table-cell>
          <table:table-cell table:style-name="Default" office:value-type="float" office:value="0.624004" calcext:value-type="float">
            <text:p>0.624004</text:p>
          </table:table-cell>
          <table:table-cell table:formula="of:=[.AA14]/[.Y14]-1" office:value-type="percentage" office:value="0.81819616197876" calcext:value-type="percentage">
            <text:p>81.82%</text:p>
          </table:table-cell>
          <table:table-cell table:formula="of:=[.AA14]/[.Z14]-1" office:value-type="percentage" office:value="0.0256408570620839" calcext:value-type="percentage">
            <text:p>2.56%</text:p>
          </table:table-cell>
          <table:table-cell office:value-type="float" office:value="0.6875" calcext:value-type="float">
            <text:p>0.6875</text:p>
          </table:table-cell>
          <table:table-cell office:value-type="float" office:value="3.5833" calcext:value-type="float">
            <text:p>3.5833</text:p>
          </table:table-cell>
          <table:table-cell table:formula="of:=[.AD14]/[.AE14]" office:value-type="float" office:value="0.191862249881394" calcext:value-type="float">
            <text:p>0.1918622499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0625" calcext:value-type="float">
            <text:p>0.390625</text:p>
          </table:table-cell>
          <table:table-cell table:formula="of:=[.AH14]/[.AF14]-1" office:value-type="percentage" office:value="1.03596590909091" calcext:value-type="percentage">
            <text:p>103.60%</text:p>
          </table:table-cell>
          <table:table-cell table:style-name="ce12" table:formula="of:=[.AH14]/[.AG14]-1" office:value-type="percentage" office:value="-0.0384615384615385" calcext:value-type="percentage">
            <text:p>-3.85%</text:p>
          </table:table-cell>
          <table:table-cell office:value-type="float" office:value="0.655976" calcext:value-type="float">
            <text:p>0.655976</text:p>
          </table:table-cell>
          <table:table-cell office:value-type="float" office:value="1.8806" calcext:value-type="float">
            <text:p>1.8806</text:p>
          </table:table-cell>
          <table:table-cell table:formula="of:=[.AK14]/[.AL14]" office:value-type="float" office:value="0.348812081250665" calcext:value-type="float">
            <text:p>0.3488120813</text:p>
          </table:table-cell>
          <table:table-cell office:value-type="float" office:value="0.606965" calcext:value-type="float">
            <text:p>0.606965</text:p>
          </table:table-cell>
          <table:table-cell office:value-type="float" office:value="0.612225" calcext:value-type="float">
            <text:p>0.612225</text:p>
          </table:table-cell>
          <table:table-cell table:style-name="ce9" table:formula="of:=[.AO14]/[.AM14]-1" office:value-type="percentage" office:value="0.755171431576765" calcext:value-type="percentage">
            <text:p>75.52%</text:p>
          </table:table-cell>
          <table:table-cell table:style-name="ce12" table:formula="of:=[.AO14]/[.AN14]-1" office:value-type="percentage" office:value="0.00866606805993753" calcext:value-type="percentage">
            <text:p>0.87%</text:p>
          </table:table-cell>
          <table:table-cell office:value-type="float" office:value="0.87038" calcext:value-type="float">
            <text:p>0.87038</text:p>
          </table:table-cell>
          <table:table-cell office:value-type="float" office:value="3.50447" calcext:value-type="float">
            <text:p>3.50447</text:p>
          </table:table-cell>
          <table:table-cell table:formula="of:=[.AR14]/[.AS14]" office:value-type="float" office:value="0.248362805217337" calcext:value-type="float">
            <text:p>0.2483628052</text:p>
          </table:table-cell>
          <table:table-cell office:value-type="float" office:value="0.532076" calcext:value-type="float">
            <text:p>0.532076</text:p>
          </table:table-cell>
          <table:table-cell office:value-type="float" office:value="0.53497" calcext:value-type="float">
            <text:p>0.53497</text:p>
          </table:table-cell>
          <table:table-cell table:style-name="ce9" table:formula="of:=[.AV14]/[.AT14]-1" office:value-type="percentage" office:value="1.15398597842322" calcext:value-type="percentage">
            <text:p>115.40%</text:p>
          </table:table-cell>
          <table:table-cell table:style-name="ce12" table:formula="of:=[.AV14]/[.AU14]-1" office:value-type="percentage" office:value="0.00543907261368681" calcext:value-type="percentage">
            <text:p>0.54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maya-02-24.rfb </text:p>
          </table:table-cell>
          <table:table-cell office:value-type="float" office:value="8.02614" calcext:value-type="float">
            <text:p>8.02614</text:p>
          </table:table-cell>
          <table:table-cell office:value-type="float" office:value="1.81545" calcext:value-type="float">
            <text:p>1.81545</text:p>
          </table:table-cell>
          <table:table-cell table:formula="of:=[.B15]/[.C15]" office:value-type="float" office:value="4.42101958192184" calcext:value-type="float">
            <text:p>4.4210195819</text:p>
          </table:table-cell>
          <table:table-cell office:value-type="float" office:value="5.15966" calcext:value-type="float">
            <text:p>5.15966</text:p>
          </table:table-cell>
          <table:table-cell office:value-type="float" office:value="5.163" calcext:value-type="float">
            <text:p>5.163</text:p>
          </table:table-cell>
          <table:table-cell table:style-name="ce9" table:formula="of:=[.F15]/[.D15]-1" office:value-type="percentage" office:value="0.167830158706427" calcext:value-type="percentage">
            <text:p>16.78%</text:p>
          </table:table-cell>
          <table:table-cell table:style-name="ce12" table:formula="of:=[.F15]/[.E15]-1" office:value-type="percentage" office:value="0.000647329475198077" calcext:value-type="percentage">
            <text:p>0.06%</text:p>
          </table:table-cell>
          <table:table-cell office:value-type="float" office:value="7" calcext:value-type="float">
            <text:p>7</text:p>
          </table:table-cell>
          <table:table-cell office:value-type="float" office:value="3.41646" calcext:value-type="float">
            <text:p>3.41646</text:p>
          </table:table-cell>
          <table:table-cell table:formula="of:=[.I15]/[.J15]" office:value-type="float" office:value="2.04890442153574" calcext:value-type="float">
            <text:p>2.0489044215</text:p>
          </table:table-cell>
          <table:table-cell office:value-type="float" office:value="3.83" calcext:value-type="float">
            <text:p>3.83</text:p>
          </table:table-cell>
          <table:table-cell office:value-type="float" office:value="3.84" calcext:value-type="float">
            <text:p>3.84</text:p>
          </table:table-cell>
          <table:table-cell table:style-name="ce9" table:formula="of:=[.M15]/[.K15]-1" office:value-type="percentage" office:value="0.874172342857143" calcext:value-type="percentage">
            <text:p>87.42%</text:p>
          </table:table-cell>
          <table:table-cell table:style-name="ce9" table:formula="of:=[.M15]/[.L15]-1" office:value-type="percentage" office:value="0.00261096605744116" calcext:value-type="percentage">
            <text:p>0.26%</text:p>
          </table:table-cell>
          <table:table-cell office:value-type="float" office:value="0.623853" calcext:value-type="float">
            <text:p>0.623853</text:p>
          </table:table-cell>
          <table:table-cell office:value-type="float" office:value="3.73562" calcext:value-type="float">
            <text:p>3.73562</text:p>
          </table:table-cell>
          <table:table-cell table:formula="of:=[.P15]/[.Q15]" office:value-type="float" office:value="0.167001193911586" calcext:value-type="float">
            <text:p>0.1670011939</text:p>
          </table:table-cell>
          <table:table-cell office:value-type="float" office:value="0.366143" calcext:value-type="float">
            <text:p>0.366143</text:p>
          </table:table-cell>
          <table:table-cell office:value-type="float" office:value="0.366091" calcext:value-type="float">
            <text:p>0.366091</text:p>
          </table:table-cell>
          <table:table-cell table:formula="of:=[.T15]/[.R15]-1" office:value-type="percentage" office:value="1.19214600461968" calcext:value-type="percentage">
            <text:p>119.21%</text:p>
          </table:table-cell>
          <table:table-cell table:formula="of:=[.T15]/[.S15]-1" office:value-type="percentage" office:value="-0.000142021013647686" calcext:value-type="percentage">
            <text:p>-0.01%</text:p>
          </table:table-cell>
          <table:table-cell table:style-name="Default" office:value-type="float" office:value="1.26361" calcext:value-type="float">
            <text:p>1.26361</text:p>
          </table:table-cell>
          <table:table-cell table:style-name="Default" office:value-type="float" office:value="1.95123" calcext:value-type="float">
            <text:p>1.95123</text:p>
          </table:table-cell>
          <table:table-cell table:style-name="Default" table:formula="of:=[.W15]/[.X15]" office:value-type="float" office:value="0.647596644168037" calcext:value-type="float">
            <text:p>0.6475966442</text:p>
          </table:table-cell>
          <table:table-cell table:style-name="Default" office:value-type="float" office:value="0.936006" calcext:value-type="float">
            <text:p>0.936006</text:p>
          </table:table-cell>
          <table:table-cell table:style-name="Default" office:value-type="float" office:value="0.951606" calcext:value-type="float">
            <text:p>0.951606</text:p>
          </table:table-cell>
          <table:table-cell table:formula="of:=[.AA15]/[.Y15]-1" office:value-type="percentage" office:value="0.469442450898616" calcext:value-type="percentage">
            <text:p>46.94%</text:p>
          </table:table-cell>
          <table:table-cell table:formula="of:=[.AA15]/[.Z15]-1" office:value-type="percentage" office:value="0.0166665598297446" calcext:value-type="percentage">
            <text:p>1.67%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3.8125" calcext:value-type="float">
            <text:p>3.8125</text:p>
          </table:table-cell>
          <table:table-cell table:formula="of:=[.AD15]/[.AE15]" office:value-type="float" office:value="0.254098360655738" calcext:value-type="float">
            <text:p>0.2540983607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46875" calcext:value-type="float">
            <text:p>0.46875</text:p>
          </table:table-cell>
          <table:table-cell table:formula="of:=[.AH15]/[.AF15]-1" office:value-type="percentage" office:value="0.844758064516129" calcext:value-type="percentage">
            <text:p>84.48%</text:p>
          </table:table-cell>
          <table:table-cell table:style-name="ce12" table:formula="of:=[.AH15]/[.AG15]-1" office:value-type="percentage" office:value="-0.0322580645161289" calcext:value-type="percentage">
            <text:p>-3.23%</text:p>
          </table:table-cell>
          <table:table-cell office:value-type="float" office:value="1.4376" calcext:value-type="float">
            <text:p>1.4376</text:p>
          </table:table-cell>
          <table:table-cell office:value-type="float" office:value="1.85596" calcext:value-type="float">
            <text:p>1.85596</text:p>
          </table:table-cell>
          <table:table-cell table:formula="of:=[.AK15]/[.AL15]" office:value-type="float" office:value="0.774585659173689" calcext:value-type="float">
            <text:p>0.7745856592</text:p>
          </table:table-cell>
          <table:table-cell office:value-type="float" office:value="1.0237" calcext:value-type="float">
            <text:p>1.0237</text:p>
          </table:table-cell>
          <table:table-cell office:value-type="float" office:value="1.0163" calcext:value-type="float">
            <text:p>1.0163</text:p>
          </table:table-cell>
          <table:table-cell table:style-name="ce9" table:formula="of:=[.AO15]/[.AM15]-1" office:value-type="percentage" office:value="0.312056307735114" calcext:value-type="percentage">
            <text:p>31.21%</text:p>
          </table:table-cell>
          <table:table-cell table:style-name="ce12" table:formula="of:=[.AO15]/[.AN15]-1" office:value-type="percentage" office:value="-0.00722868027742507" calcext:value-type="percentage">
            <text:p>-0.72%</text:p>
          </table:table-cell>
          <table:table-cell office:value-type="float" office:value="1.69316" calcext:value-type="float">
            <text:p>1.69316</text:p>
          </table:table-cell>
          <table:table-cell office:value-type="float" office:value="2.51961" calcext:value-type="float">
            <text:p>2.51961</text:p>
          </table:table-cell>
          <table:table-cell table:formula="of:=[.AR15]/[.AS15]" office:value-type="float" office:value="0.671992887788189" calcext:value-type="float">
            <text:p>0.6719928878</text:p>
          </table:table-cell>
          <table:table-cell office:value-type="float" office:value="0.708028" calcext:value-type="float">
            <text:p>0.708028</text:p>
          </table:table-cell>
          <table:table-cell office:value-type="float" office:value="0.692571" calcext:value-type="float">
            <text:p>0.692571</text:p>
          </table:table-cell>
          <table:table-cell table:style-name="ce9" table:formula="of:=[.AV15]/[.AT15]-1" office:value-type="percentage" office:value="0.0306225148893193" calcext:value-type="percentage">
            <text:p>3.06%</text:p>
          </table:table-cell>
          <table:table-cell table:style-name="ce12" table:formula="of:=[.AV15]/[.AU15]-1" office:value-type="percentage" office:value="-0.0218310575287983" calcext:value-type="percentage">
            <text:p>-2.18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photos-24.rfb </text:p>
          </table:table-cell>
          <table:table-cell office:value-type="float" office:value="0.836612" calcext:value-type="float">
            <text:p>0.836612</text:p>
          </table:table-cell>
          <table:table-cell office:value-type="float" office:value="1.58696" calcext:value-type="float">
            <text:p>1.58696</text:p>
          </table:table-cell>
          <table:table-cell table:formula="of:=[.B16]/[.C16]" office:value-type="float" office:value="0.52717900892272" calcext:value-type="float">
            <text:p>0.5271790089</text:p>
          </table:table-cell>
          <table:table-cell office:value-type="float" office:value="0.513301" calcext:value-type="float">
            <text:p>0.513301</text:p>
          </table:table-cell>
          <table:table-cell office:value-type="float" office:value="0.5133" calcext:value-type="float">
            <text:p>0.5133</text:p>
          </table:table-cell>
          <table:table-cell table:style-name="ce9" table:formula="of:=[.F16]/[.D16]-1" office:value-type="percentage" office:value="-0.0263269376963277" calcext:value-type="percentage">
            <text:p>-2.63%</text:p>
          </table:table-cell>
          <table:table-cell table:style-name="ce12" table:formula="of:=[.F16]/[.E16]-1" office:value-type="percentage" office:value="-0.0000019481746578176" calcext:value-type="percentage">
            <text:p>0.00%</text:p>
          </table:table-cell>
          <table:table-cell office:value-type="float" office:value="0.91" calcext:value-type="float">
            <text:p>0.91</text:p>
          </table:table-cell>
          <table:table-cell office:value-type="float" office:value="2.13297" calcext:value-type="float">
            <text:p>2.13297</text:p>
          </table:table-cell>
          <table:table-cell table:formula="of:=[.I16]/[.J16]" office:value-type="float" office:value="0.426635161300909" calcext:value-type="float">
            <text:p>0.4266351613</text:p>
          </table:table-cell>
          <table:table-cell table:number-columns-repeated="2" office:value-type="float" office:value="0.3" calcext:value-type="float">
            <text:p>0.3</text:p>
          </table:table-cell>
          <table:table-cell table:style-name="ce9" table:formula="of:=[.M16]/[.K16]-1" office:value-type="percentage" office:value="-0.296823076923077" calcext:value-type="percentage">
            <text:p>-29.68%</text:p>
          </table:table-cell>
          <table:table-cell table:style-name="ce9" table:formula="of:=[.M16]/[.L16]-1" office:value-type="percentage" office:value="0" calcext:value-type="percentage">
            <text:p>0.00%</text:p>
          </table:table-cell>
          <table:table-cell office:value-type="float" office:value="0.076588" calcext:value-type="float">
            <text:p>0.076588</text:p>
          </table:table-cell>
          <table:table-cell office:value-type="float" office:value="2.49419" calcext:value-type="float">
            <text:p>2.49419</text:p>
          </table:table-cell>
          <table:table-cell table:formula="of:=[.P16]/[.Q16]" office:value-type="float" office:value="0.0307065620502047" calcext:value-type="float">
            <text:p>0.0307065621</text:p>
          </table:table-cell>
          <table:table-cell office:value-type="float" office:value="0.038353" calcext:value-type="float">
            <text:p>0.038353</text:p>
          </table:table-cell>
          <table:table-cell office:value-type="float" office:value="0.038222" calcext:value-type="float">
            <text:p>0.038222</text:p>
          </table:table-cell>
          <table:table-cell table:formula="of:=[.T16]/[.R16]-1" office:value-type="percentage" office:value="0.244750224317125" calcext:value-type="percentage">
            <text:p>24.48%</text:p>
          </table:table-cell>
          <table:table-cell table:formula="of:=[.T16]/[.S16]-1" office:value-type="percentage" office:value="-0.00341563893306906" calcext:value-type="percentage">
            <text:p>-0.34%</text:p>
          </table:table-cell>
          <table:table-cell table:style-name="Default" office:value-type="float" office:value="0.124801" calcext:value-type="float">
            <text:p>0.124801</text:p>
          </table:table-cell>
          <table:table-cell table:style-name="Default" office:value-type="float" office:value="2.00001" calcext:value-type="float">
            <text:p>2.00001</text:p>
          </table:table-cell>
          <table:table-cell table:style-name="Default" table:formula="of:=[.W16]/[.X16]" office:value-type="float" office:value="0.06240018799906" calcext:value-type="float">
            <text:p>0.062400188</text:p>
          </table:table-cell>
          <table:table-cell table:number-columns-repeated="2" table:style-name="Default" office:value-type="float" office:value="0.0780005" calcext:value-type="float">
            <text:p>0.0780005</text:p>
          </table:table-cell>
          <table:table-cell table:formula="of:=[.AA16]/[.Y16]-1" office:value-type="percentage" office:value="0.250004246800907" calcext:value-type="percentage">
            <text:p>25.00%</text:p>
          </table:table-cell>
          <table:table-cell table:formula="of:=[.AA16]/[.Z16]-1" office:value-type="percentage" office:value="0" calcext:value-type="percentage">
            <text:p>0.00%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3" calcext:value-type="float">
            <text:p>3</text:p>
          </table:table-cell>
          <table:table-cell table:formula="of:=[.AD16]/[.AE16]" office:value-type="float" office:value="0.0364583333333333" calcext:value-type="float">
            <text:p>0.0364583333</text:p>
          </table:table-cell>
          <table:table-cell table:number-columns-repeated="2" office:value-type="float" office:value="0.046875" calcext:value-type="float">
            <text:p>0.046875</text:p>
          </table:table-cell>
          <table:table-cell table:formula="of:=[.AH16]/[.AF16]-1" office:value-type="percentage" office:value="0.285714285714286" calcext:value-type="percentage">
            <text:p>28.57%</text:p>
          </table:table-cell>
          <table:table-cell table:style-name="ce12" table:formula="of:=[.AH16]/[.AG16]-1" office:value-type="percentage" office:value="0" calcext:value-type="percentage">
            <text:p>0.00%</text:p>
          </table:table-cell>
          <table:table-cell office:value-type="float" office:value="0.1338" calcext:value-type="float">
            <text:p>0.1338</text:p>
          </table:table-cell>
          <table:table-cell office:value-type="float" office:value="1.32707" calcext:value-type="float">
            <text:p>1.32707</text:p>
          </table:table-cell>
          <table:table-cell table:formula="of:=[.AK16]/[.AL16]" office:value-type="float" office:value="0.100823618950018" calcext:value-type="float">
            <text:p>0.100823619</text:p>
          </table:table-cell>
          <table:table-cell office:value-type="float" office:value="0.079016" calcext:value-type="float">
            <text:p>0.079016</text:p>
          </table:table-cell>
          <table:table-cell office:value-type="float" office:value="0.077129" calcext:value-type="float">
            <text:p>0.077129</text:p>
          </table:table-cell>
          <table:table-cell table:style-name="ce9" table:formula="of:=[.AO16]/[.AM16]-1" office:value-type="percentage" office:value="-0.235010597683109" calcext:value-type="percentage">
            <text:p>-23.50%</text:p>
          </table:table-cell>
          <table:table-cell table:style-name="ce12" table:formula="of:=[.AO16]/[.AN16]-1" office:value-type="percentage" office:value="-0.023881239242685" calcext:value-type="percentage">
            <text:p>-2.39%</text:p>
          </table:table-cell>
          <table:table-cell office:value-type="float" office:value="0.173842" calcext:value-type="float">
            <text:p>0.173842</text:p>
          </table:table-cell>
          <table:table-cell office:value-type="float" office:value="1.96973" calcext:value-type="float">
            <text:p>1.96973</text:p>
          </table:table-cell>
          <table:table-cell table:formula="of:=[.AR16]/[.AS16]" office:value-type="float" office:value="0.0882567661557675" calcext:value-type="float">
            <text:p>0.0882567662</text:p>
          </table:table-cell>
          <table:table-cell office:value-type="float" office:value="0.066413" calcext:value-type="float">
            <text:p>0.066413</text:p>
          </table:table-cell>
          <table:table-cell office:value-type="float" office:value="0.064599" calcext:value-type="float">
            <text:p>0.064599</text:p>
          </table:table-cell>
          <table:table-cell table:style-name="ce9" table:formula="of:=[.AV16]/[.AT16]-1" office:value-type="percentage" office:value="-0.268056118371855" calcext:value-type="percentage">
            <text:p>-26.81%</text:p>
          </table:table-cell>
          <table:table-cell table:style-name="ce12" table:formula="of:=[.AV16]/[.AU16]-1" office:value-type="percentage" office:value="-0.0273139295017542" calcext:value-type="percentage">
            <text:p>-2.73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proe-04-24.rfb </text:p>
          </table:table-cell>
          <table:table-cell office:value-type="float" office:value="8.08614" calcext:value-type="float">
            <text:p>8.08614</text:p>
          </table:table-cell>
          <table:table-cell office:value-type="float" office:value="1.8953" calcext:value-type="float">
            <text:p>1.8953</text:p>
          </table:table-cell>
          <table:table-cell table:formula="of:=[.B17]/[.C17]" office:value-type="float" office:value="4.2664169260803" calcext:value-type="float">
            <text:p>4.2664169261</text:p>
          </table:table-cell>
          <table:table-cell office:value-type="float" office:value="5.57964" calcext:value-type="float">
            <text:p>5.57964</text:p>
          </table:table-cell>
          <table:table-cell office:value-type="float" office:value="5.59297" calcext:value-type="float">
            <text:p>5.59297</text:p>
          </table:table-cell>
          <table:table-cell table:style-name="ce9" table:formula="of:=[.F17]/[.D17]-1" office:value-type="percentage" office:value="0.310929076295983" calcext:value-type="percentage">
            <text:p>31.09%</text:p>
          </table:table-cell>
          <table:table-cell table:style-name="ce12" table:formula="of:=[.F17]/[.E17]-1" office:value-type="percentage" office:value="0.00238904302069676" calcext:value-type="percentage">
            <text:p>0.24%</text:p>
          </table:table-cell>
          <table:table-cell office:value-type="float" office:value="4.83" calcext:value-type="float">
            <text:p>4.83</text:p>
          </table:table-cell>
          <table:table-cell office:value-type="float" office:value="3.56875" calcext:value-type="float">
            <text:p>3.56875</text:p>
          </table:table-cell>
          <table:table-cell table:formula="of:=[.I17]/[.J17]" office:value-type="float" office:value="1.35341506129597" calcext:value-type="float">
            <text:p>1.3534150613</text:p>
          </table:table-cell>
          <table:table-cell office:value-type="float" office:value="3.68" calcext:value-type="float">
            <text:p>3.68</text:p>
          </table:table-cell>
          <table:table-cell office:value-type="float" office:value="3.73" calcext:value-type="float">
            <text:p>3.73</text:p>
          </table:table-cell>
          <table:table-cell table:style-name="ce9" table:formula="of:=[.M17]/[.K17]-1" office:value-type="percentage" office:value="1.75599120082816" calcext:value-type="percentage">
            <text:p>175.60%</text:p>
          </table:table-cell>
          <table:table-cell table:style-name="ce9" table:formula="of:=[.M17]/[.L17]-1" office:value-type="percentage" office:value="0.013586956521739" calcext:value-type="percentage">
            <text:p>1.36%</text:p>
          </table:table-cell>
          <table:table-cell office:value-type="float" office:value="0.577918" calcext:value-type="float">
            <text:p>0.577918</text:p>
          </table:table-cell>
          <table:table-cell office:value-type="float" office:value="3.8565" calcext:value-type="float">
            <text:p>3.8565</text:p>
          </table:table-cell>
          <table:table-cell table:formula="of:=[.P17]/[.Q17]" office:value-type="float" office:value="0.149855568520679" calcext:value-type="float">
            <text:p>0.1498555685</text:p>
          </table:table-cell>
          <table:table-cell office:value-type="float" office:value="0.421707" calcext:value-type="float">
            <text:p>0.421707</text:p>
          </table:table-cell>
          <table:table-cell office:value-type="float" office:value="0.422217" calcext:value-type="float">
            <text:p>0.422217</text:p>
          </table:table-cell>
          <table:table-cell table:formula="of:=[.T17]/[.R17]-1" office:value-type="percentage" office:value="1.81749289778135" calcext:value-type="percentage">
            <text:p>181.75%</text:p>
          </table:table-cell>
          <table:table-cell table:formula="of:=[.T17]/[.S17]-1" office:value-type="percentage" office:value="0.00120937048709169" calcext:value-type="percentage">
            <text:p>0.12%</text:p>
          </table:table-cell>
          <table:table-cell table:style-name="Default" office:value-type="float" office:value="0.951606" calcext:value-type="float">
            <text:p>0.951606</text:p>
          </table:table-cell>
          <table:table-cell table:style-name="Default" office:value-type="float" office:value="1.9355" calcext:value-type="float">
            <text:p>1.9355</text:p>
          </table:table-cell>
          <table:table-cell table:style-name="Default" table:formula="of:=[.W17]/[.X17]" office:value-type="float" office:value="0.491659002841643" calcext:value-type="float">
            <text:p>0.4916590028</text:p>
          </table:table-cell>
          <table:table-cell table:style-name="Default" office:value-type="float" office:value="0.842405" calcext:value-type="float">
            <text:p>0.842405</text:p>
          </table:table-cell>
          <table:table-cell table:style-name="Default" office:value-type="float" office:value="0.858006" calcext:value-type="float">
            <text:p>0.858006</text:p>
          </table:table-cell>
          <table:table-cell table:formula="of:=[.AA17]/[.Y17]-1" office:value-type="percentage" office:value="0.745124151171808" calcext:value-type="percentage">
            <text:p>74.51%</text:p>
          </table:table-cell>
          <table:table-cell table:formula="of:=[.AA17]/[.Z17]-1" office:value-type="percentage" office:value="0.0185195956814122" calcext:value-type="percentage">
            <text:p>1.85%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3.62497" calcext:value-type="float">
            <text:p>3.62497</text:p>
          </table:table-cell>
          <table:table-cell table:formula="of:=[.AD17]/[.AE17]" office:value-type="float" office:value="0.254312449482341" calcext:value-type="float">
            <text:p>0.254312449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484375" calcext:value-type="float">
            <text:p>0.484375</text:p>
          </table:table-cell>
          <table:table-cell table:formula="of:=[.AH17]/[.AF17]-1" office:value-type="percentage" office:value="0.904645254237288" calcext:value-type="percentage">
            <text:p>90.46%</text:p>
          </table:table-cell>
          <table:table-cell table:style-name="ce12" table:formula="of:=[.AH17]/[.AG17]-1" office:value-type="percentage" office:value="-0.0606060606060606" calcext:value-type="percentage">
            <text:p>-6.06%</text:p>
          </table:table-cell>
          <table:table-cell office:value-type="float" office:value="0.988336" calcext:value-type="float">
            <text:p>0.988336</text:p>
          </table:table-cell>
          <table:table-cell office:value-type="float" office:value="1.90286" calcext:value-type="float">
            <text:p>1.90286</text:p>
          </table:table-cell>
          <table:table-cell table:formula="of:=[.AK17]/[.AL17]" office:value-type="float" office:value="0.5193950159234" calcext:value-type="float">
            <text:p>0.5193950159</text:p>
          </table:table-cell>
          <table:table-cell office:value-type="float" office:value="0.919132" calcext:value-type="float">
            <text:p>0.919132</text:p>
          </table:table-cell>
          <table:table-cell office:value-type="float" office:value="0.906123" calcext:value-type="float">
            <text:p>0.906123</text:p>
          </table:table-cell>
          <table:table-cell table:style-name="ce9" table:formula="of:=[.AO17]/[.AM17]-1" office:value-type="percentage" office:value="0.744573922006281" calcext:value-type="percentage">
            <text:p>74.46%</text:p>
          </table:table-cell>
          <table:table-cell table:style-name="ce12" table:formula="of:=[.AO17]/[.AN17]-1" office:value-type="percentage" office:value="-0.0141535709778355" calcext:value-type="percentage">
            <text:p>-1.42%</text:p>
          </table:table-cell>
          <table:table-cell office:value-type="float" office:value="1.2417" calcext:value-type="float">
            <text:p>1.2417</text:p>
          </table:table-cell>
          <table:table-cell office:value-type="float" office:value="3.80068" calcext:value-type="float">
            <text:p>3.80068</text:p>
          </table:table-cell>
          <table:table-cell table:formula="of:=[.AR17]/[.AS17]" office:value-type="float" office:value="0.326704694949325" calcext:value-type="float">
            <text:p>0.3267046949</text:p>
          </table:table-cell>
          <table:table-cell office:value-type="float" office:value="0.771815" calcext:value-type="float">
            <text:p>0.771815</text:p>
          </table:table-cell>
          <table:table-cell office:value-type="float" office:value="0.759278" calcext:value-type="float">
            <text:p>0.759278</text:p>
          </table:table-cell>
          <table:table-cell table:style-name="ce9" table:formula="of:=[.AV17]/[.AT17]-1" office:value-type="percentage" office:value="1.32404985829105" calcext:value-type="percentage">
            <text:p>132.40%</text:p>
          </table:table-cell>
          <table:table-cell table:style-name="ce12" table:formula="of:=[.AV17]/[.AU17]-1" office:value-type="percentage" office:value="-0.0162435298614304" calcext:value-type="percentage">
            <text:p>-1.62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q3demo-rgb-24.rfb </text:p>
          </table:table-cell>
          <table:table-cell office:value-type="float" office:value="5.58297" calcext:value-type="float">
            <text:p>5.58297</text:p>
          </table:table-cell>
          <table:table-cell office:value-type="float" office:value="1.77517" calcext:value-type="float">
            <text:p>1.77517</text:p>
          </table:table-cell>
          <table:table-cell table:formula="of:=[.B18]/[.C18]" office:value-type="float" office:value="3.14503399674397" calcext:value-type="float">
            <text:p>3.1450339967</text:p>
          </table:table-cell>
          <table:table-cell office:value-type="float" office:value="3.72642" calcext:value-type="float">
            <text:p>3.72642</text:p>
          </table:table-cell>
          <table:table-cell office:value-type="float" office:value="3.84975" calcext:value-type="float">
            <text:p>3.84975</text:p>
          </table:table-cell>
          <table:table-cell table:style-name="ce9" table:formula="of:=[.F18]/[.D18]-1" office:value-type="percentage" office:value="0.224072618606226" calcext:value-type="percentage">
            <text:p>22.41%</text:p>
          </table:table-cell>
          <table:table-cell table:style-name="ce12" table:formula="of:=[.F18]/[.E18]-1" office:value-type="percentage" office:value="0.0330961083291739" calcext:value-type="percentage">
            <text:p>3.31%</text:p>
          </table:table-cell>
          <table:table-cell office:value-type="float" office:value="3.25" calcext:value-type="float">
            <text:p>3.25</text:p>
          </table:table-cell>
          <table:table-cell office:value-type="float" office:value="3.08681" calcext:value-type="float">
            <text:p>3.08681</text:p>
          </table:table-cell>
          <table:table-cell table:formula="of:=[.I18]/[.J18]" office:value-type="float" office:value="1.05286687551226" calcext:value-type="float">
            <text:p>1.0528668755</text:p>
          </table:table-cell>
          <table:table-cell office:value-type="float" office:value="2.31" calcext:value-type="float">
            <text:p>2.31</text:p>
          </table:table-cell>
          <table:table-cell office:value-type="float" office:value="2.35" calcext:value-type="float">
            <text:p>2.35</text:p>
          </table:table-cell>
          <table:table-cell table:style-name="ce9" table:formula="of:=[.M18]/[.K18]-1" office:value-type="percentage" office:value="1.23200107692308" calcext:value-type="percentage">
            <text:p>123.20%</text:p>
          </table:table-cell>
          <table:table-cell table:style-name="ce9" table:formula="of:=[.M18]/[.L18]-1" office:value-type="percentage" office:value="0.0173160173160174" calcext:value-type="percentage">
            <text:p>1.73%</text:p>
          </table:table-cell>
          <table:table-cell office:value-type="float" office:value="0.40273" calcext:value-type="float">
            <text:p>0.40273</text:p>
          </table:table-cell>
          <table:table-cell office:value-type="float" office:value="3.45121" calcext:value-type="float">
            <text:p>3.45121</text:p>
          </table:table-cell>
          <table:table-cell table:formula="of:=[.P18]/[.Q18]" office:value-type="float" office:value="0.116692406431368" calcext:value-type="float">
            <text:p>0.1166924064</text:p>
          </table:table-cell>
          <table:table-cell office:value-type="float" office:value="0.284132" calcext:value-type="float">
            <text:p>0.284132</text:p>
          </table:table-cell>
          <table:table-cell office:value-type="float" office:value="0.292777" calcext:value-type="float">
            <text:p>0.292777</text:p>
          </table:table-cell>
          <table:table-cell table:formula="of:=[.T18]/[.R18]-1" office:value-type="percentage" office:value="1.50896359886276" calcext:value-type="percentage">
            <text:p>150.90%</text:p>
          </table:table-cell>
          <table:table-cell table:formula="of:=[.T18]/[.S18]-1" office:value-type="percentage" office:value="0.0304259991834781" calcext:value-type="percentage">
            <text:p>3.04%</text:p>
          </table:table-cell>
          <table:table-cell table:style-name="Default" office:value-type="float" office:value="0.608404" calcext:value-type="float">
            <text:p>0.608404</text:p>
          </table:table-cell>
          <table:table-cell table:style-name="Default" office:value-type="float" office:value="1.85715" calcext:value-type="float">
            <text:p>1.85715</text:p>
          </table:table-cell>
          <table:table-cell table:style-name="Default" table:formula="of:=[.W18]/[.X18]" office:value-type="float" office:value="0.327600893842716" calcext:value-type="float">
            <text:p>0.3276008938</text:p>
          </table:table-cell>
          <table:table-cell table:style-name="Default" office:value-type="float" office:value="0.546004" calcext:value-type="float">
            <text:p>0.546004</text:p>
          </table:table-cell>
          <table:table-cell table:style-name="Default" office:value-type="float" office:value="0.561604" calcext:value-type="float">
            <text:p>0.561604</text:p>
          </table:table-cell>
          <table:table-cell table:formula="of:=[.AA18]/[.Y18]-1" office:value-type="percentage" office:value="0.714293246921454" calcext:value-type="percentage">
            <text:p>71.43%</text:p>
          </table:table-cell>
          <table:table-cell table:formula="of:=[.AA18]/[.Z18]-1" office:value-type="percentage" office:value="0.0285712192584671" calcext:value-type="percentage">
            <text:p>2.86%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3.30768" calcext:value-type="float">
            <text:p>3.30768</text:p>
          </table:table-cell>
          <table:table-cell table:formula="of:=[.AD18]/[.AE18]" office:value-type="float" office:value="0.198401901030329" calcext:value-type="float">
            <text:p>0.198401901</text:p>
          </table:table-cell>
          <table:table-cell table:number-columns-repeated="2" office:value-type="float" office:value="0.34375" calcext:value-type="float">
            <text:p>0.34375</text:p>
          </table:table-cell>
          <table:table-cell table:formula="of:=[.AH18]/[.AF18]-1" office:value-type="percentage" office:value="0.732594285714286" calcext:value-type="percentage">
            <text:p>73.26%</text:p>
          </table:table-cell>
          <table:table-cell table:style-name="ce12" table:formula="of:=[.AH18]/[.AG18]-1" office:value-type="percentage" office:value="0" calcext:value-type="percentage">
            <text:p>0.00%</text:p>
          </table:table-cell>
          <table:table-cell office:value-type="float" office:value="0.620573" calcext:value-type="float">
            <text:p>0.620573</text:p>
          </table:table-cell>
          <table:table-cell office:value-type="float" office:value="1.77892" calcext:value-type="float">
            <text:p>1.77892</text:p>
          </table:table-cell>
          <table:table-cell table:formula="of:=[.AK18]/[.AL18]" office:value-type="float" office:value="0.348848177545927" calcext:value-type="float">
            <text:p>0.3488481775</text:p>
          </table:table-cell>
          <table:table-cell office:value-type="float" office:value="0.55133" calcext:value-type="float">
            <text:p>0.55133</text:p>
          </table:table-cell>
          <table:table-cell office:value-type="float" office:value="0.560757" calcext:value-type="float">
            <text:p>0.560757</text:p>
          </table:table-cell>
          <table:table-cell table:style-name="ce9" table:formula="of:=[.AO18]/[.AM18]-1" office:value-type="percentage" office:value="0.607452857987699" calcext:value-type="percentage">
            <text:p>60.75%</text:p>
          </table:table-cell>
          <table:table-cell table:style-name="ce12" table:formula="of:=[.AO18]/[.AN18]-1" office:value-type="percentage" office:value="0.017098652349772" calcext:value-type="percentage">
            <text:p>1.71%</text:p>
          </table:table-cell>
          <table:table-cell office:value-type="float" office:value="0.875352" calcext:value-type="float">
            <text:p>0.875352</text:p>
          </table:table-cell>
          <table:table-cell office:value-type="float" office:value="3.04589" calcext:value-type="float">
            <text:p>3.04589</text:p>
          </table:table-cell>
          <table:table-cell table:formula="of:=[.AR18]/[.AS18]" office:value-type="float" office:value="0.287387922741793" calcext:value-type="float">
            <text:p>0.2873879227</text:p>
          </table:table-cell>
          <table:table-cell office:value-type="float" office:value="0.47529" calcext:value-type="float">
            <text:p>0.47529</text:p>
          </table:table-cell>
          <table:table-cell office:value-type="float" office:value="0.485494" calcext:value-type="float">
            <text:p>0.485494</text:p>
          </table:table-cell>
          <table:table-cell table:style-name="ce9" table:formula="of:=[.AV18]/[.AT18]-1" office:value-type="percentage" office:value="0.689333342084099" calcext:value-type="percentage">
            <text:p>68.93%</text:p>
          </table:table-cell>
          <table:table-cell table:style-name="ce12" table:formula="of:=[.AV18]/[.AU18]-1" office:value-type="percentage" office:value="0.0214689978749814" calcext:value-type="percentage">
            <text:p>2.15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slashdot-24.rfb </text:p>
          </table:table-cell>
          <table:table-cell office:value-type="float" office:value="3.33645" calcext:value-type="float">
            <text:p>3.33645</text:p>
          </table:table-cell>
          <table:table-cell office:value-type="float" office:value="1.45876" calcext:value-type="float">
            <text:p>1.45876</text:p>
          </table:table-cell>
          <table:table-cell table:formula="of:=[.B19]/[.C19]" office:value-type="float" office:value="2.28718226438893" calcext:value-type="float">
            <text:p>2.2871822644</text:p>
          </table:table-cell>
          <table:table-cell office:value-type="float" office:value="1.64323" calcext:value-type="float">
            <text:p>1.64323</text:p>
          </table:table-cell>
          <table:table-cell office:value-type="float" office:value="1.64989" calcext:value-type="float">
            <text:p>1.64989</text:p>
          </table:table-cell>
          <table:table-cell table:style-name="ce9" table:formula="of:=[.F19]/[.D19]-1" office:value-type="percentage" office:value="-0.278636414032879" calcext:value-type="percentage">
            <text:p>-27.86%</text:p>
          </table:table-cell>
          <table:table-cell table:style-name="ce12" table:formula="of:=[.F19]/[.E19]-1" office:value-type="percentage" office:value="0.00405299319024133" calcext:value-type="percentage">
            <text:p>0.41%</text:p>
          </table:table-cell>
          <table:table-cell office:value-type="float" office:value="5.08" calcext:value-type="float">
            <text:p>5.08</text:p>
          </table:table-cell>
          <table:table-cell office:value-type="float" office:value="1.91569" calcext:value-type="float">
            <text:p>1.91569</text:p>
          </table:table-cell>
          <table:table-cell table:formula="of:=[.I19]/[.J19]" office:value-type="float" office:value="2.65178604053892" calcext:value-type="float">
            <text:p>2.6517860405</text:p>
          </table:table-cell>
          <table:table-cell office:value-type="float" office:value="1.11" calcext:value-type="float">
            <text:p>1.11</text:p>
          </table:table-cell>
          <table:table-cell office:value-type="float" office:value="1.14" calcext:value-type="float">
            <text:p>1.14</text:p>
          </table:table-cell>
          <table:table-cell table:style-name="ce9" table:formula="of:=[.M19]/[.K19]-1" office:value-type="percentage" office:value="-0.570101062992126" calcext:value-type="percentage">
            <text:p>-57.01%</text:p>
          </table:table-cell>
          <table:table-cell table:style-name="ce9" table:formula="of:=[.M19]/[.L19]-1" office:value-type="percentage" office:value="0.027027027027027" calcext:value-type="percentage">
            <text:p>2.70%</text:p>
          </table:table-cell>
          <table:table-cell office:value-type="float" office:value="0.454623" calcext:value-type="float">
            <text:p>0.454623</text:p>
          </table:table-cell>
          <table:table-cell office:value-type="float" office:value="2.39329" calcext:value-type="float">
            <text:p>2.39329</text:p>
          </table:table-cell>
          <table:table-cell table:formula="of:=[.P19]/[.Q19]" office:value-type="float" office:value="0.189957339060457" calcext:value-type="float">
            <text:p>0.1899573391</text:p>
          </table:table-cell>
          <table:table-cell office:value-type="float" office:value="0.112207" calcext:value-type="float">
            <text:p>0.112207</text:p>
          </table:table-cell>
          <table:table-cell office:value-type="float" office:value="0.110298" calcext:value-type="float">
            <text:p>0.110298</text:p>
          </table:table-cell>
          <table:table-cell table:formula="of:=[.T19]/[.R19]-1" office:value-type="percentage" office:value="-0.419353837311355" calcext:value-type="percentage">
            <text:p>-41.94%</text:p>
          </table:table-cell>
          <table:table-cell table:formula="of:=[.T19]/[.S19]-1" office:value-type="percentage" office:value="-0.017013198820038" calcext:value-type="percentage">
            <text:p>-1.70%</text:p>
          </table:table-cell>
          <table:table-cell table:style-name="Default" office:value-type="float" office:value="0.499203" calcext:value-type="float">
            <text:p>0.499203</text:p>
          </table:table-cell>
          <table:table-cell table:style-name="Default" office:value-type="float" office:value="1.66668" calcext:value-type="float">
            <text:p>1.66668</text:p>
          </table:table-cell>
          <table:table-cell table:style-name="Default" table:formula="of:=[.W19]/[.X19]" office:value-type="float" office:value="0.299519403844769" calcext:value-type="float">
            <text:p>0.2995194038</text:p>
          </table:table-cell>
          <table:table-cell table:number-columns-repeated="2" table:style-name="Default" office:value-type="float" office:value="0.249602" calcext:value-type="float">
            <text:p>0.249602</text:p>
          </table:table-cell>
          <table:table-cell table:formula="of:=[.AA19]/[.Y19]-1" office:value-type="percentage" office:value="-0.166658330659071" calcext:value-type="percentage">
            <text:p>-16.67%</text:p>
          </table:table-cell>
          <table:table-cell table:formula="of:=[.AA19]/[.Z19]-1" office:value-type="percentage" office:value="0" calcext:value-type="percentage">
            <text:p>0.00%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2.66665" calcext:value-type="float">
            <text:p>2.66665</text:p>
          </table:table-cell>
          <table:table-cell table:formula="of:=[.AD19]/[.AE19]" office:value-type="float" office:value="0.181641760261002" calcext:value-type="float">
            <text:p>0.1816417603</text:p>
          </table:table-cell>
          <table:table-cell table:number-columns-repeated="2" office:value-type="float" office:value="0.140625" calcext:value-type="float">
            <text:p>0.140625</text:p>
          </table:table-cell>
          <table:table-cell table:formula="of:=[.AH19]/[.AF19]-1" office:value-type="percentage" office:value="-0.225811290322581" calcext:value-type="percentage">
            <text:p>-22.58%</text:p>
          </table:table-cell>
          <table:table-cell table:style-name="ce12" table:formula="of:=[.AH19]/[.AG19]-1" office:value-type="percentage" office:value="0" calcext:value-type="percentage">
            <text:p>0.00%</text:p>
          </table:table-cell>
          <table:table-cell office:value-type="float" office:value="0.89882" calcext:value-type="float">
            <text:p>0.89882</text:p>
          </table:table-cell>
          <table:table-cell office:value-type="float" office:value="1.44049" calcext:value-type="float">
            <text:p>1.44049</text:p>
          </table:table-cell>
          <table:table-cell table:formula="of:=[.AK19]/[.AL19]" office:value-type="float" office:value="0.623968233031816" calcext:value-type="float">
            <text:p>0.623968233</text:p>
          </table:table-cell>
          <table:table-cell office:value-type="float" office:value="0.322399" calcext:value-type="float">
            <text:p>0.322399</text:p>
          </table:table-cell>
          <table:table-cell office:value-type="float" office:value="0.315077" calcext:value-type="float">
            <text:p>0.315077</text:p>
          </table:table-cell>
          <table:table-cell table:style-name="ce9" table:formula="of:=[.AO19]/[.AM19]-1" office:value-type="percentage" office:value="-0.495043203611402" calcext:value-type="percentage">
            <text:p>-49.50%</text:p>
          </table:table-cell>
          <table:table-cell table:style-name="ce12" table:formula="of:=[.AO19]/[.AN19]-1" office:value-type="percentage" office:value="-0.0227109885576569" calcext:value-type="percentage">
            <text:p>-2.27%</text:p>
          </table:table-cell>
          <table:table-cell office:value-type="float" office:value="1.19573" calcext:value-type="float">
            <text:p>1.19573</text:p>
          </table:table-cell>
          <table:table-cell office:value-type="float" office:value="1.64295" calcext:value-type="float">
            <text:p>1.64295</text:p>
          </table:table-cell>
          <table:table-cell table:formula="of:=[.AR19]/[.AS19]" office:value-type="float" office:value="0.727794515962141" calcext:value-type="float">
            <text:p>0.727794516</text:p>
          </table:table-cell>
          <table:table-cell office:value-type="float" office:value="0.247371" calcext:value-type="float">
            <text:p>0.247371</text:p>
          </table:table-cell>
          <table:table-cell office:value-type="float" office:value="0.242206" calcext:value-type="float">
            <text:p>0.242206</text:p>
          </table:table-cell>
          <table:table-cell table:style-name="ce9" table:formula="of:=[.AV19]/[.AT19]-1" office:value-type="percentage" office:value="-0.667205516546377" calcext:value-type="percentage">
            <text:p>-66.72%</text:p>
          </table:table-cell>
          <table:table-cell table:style-name="ce12" table:formula="of:=[.AV19]/[.AU19]-1" office:value-type="percentage" office:value="-0.0208795695534238" calcext:value-type="percentage">
            <text:p>-2.09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sw-01-24.rfb </text:p>
          </table:table-cell>
          <table:table-cell office:value-type="float" office:value="4.02974" calcext:value-type="float">
            <text:p>4.02974</text:p>
          </table:table-cell>
          <table:table-cell office:value-type="float" office:value="1.82802" calcext:value-type="float">
            <text:p>1.82802</text:p>
          </table:table-cell>
          <table:table-cell table:formula="of:=[.B20]/[.C20]" office:value-type="float" office:value="2.20442883557073" calcext:value-type="float">
            <text:p>2.2044288356</text:p>
          </table:table-cell>
          <table:table-cell office:value-type="float" office:value="2.71649" calcext:value-type="float">
            <text:p>2.71649</text:p>
          </table:table-cell>
          <table:table-cell office:value-type="float" office:value="2.73316" calcext:value-type="float">
            <text:p>2.73316</text:p>
          </table:table-cell>
          <table:table-cell table:style-name="ce9" table:formula="of:=[.F20]/[.D20]-1" office:value-type="percentage" office:value="0.239849504732315" calcext:value-type="percentage">
            <text:p>23.98%</text:p>
          </table:table-cell>
          <table:table-cell table:style-name="ce12" table:formula="of:=[.F20]/[.E20]-1" office:value-type="percentage" office:value="0.00613659538595734" calcext:value-type="percentage">
            <text:p>0.61%</text:p>
          </table:table-cell>
          <table:table-cell office:value-type="float" office:value="3.47" calcext:value-type="float">
            <text:p>3.47</text:p>
          </table:table-cell>
          <table:table-cell office:value-type="float" office:value="3.22824" calcext:value-type="float">
            <text:p>3.22824</text:p>
          </table:table-cell>
          <table:table-cell table:formula="of:=[.I20]/[.J20]" office:value-type="float" office:value="1.0748891036602" calcext:value-type="float">
            <text:p>1.0748891037</text:p>
          </table:table-cell>
          <table:table-cell office:value-type="float" office:value="1.95" calcext:value-type="float">
            <text:p>1.95</text:p>
          </table:table-cell>
          <table:table-cell office:value-type="float" office:value="2" calcext:value-type="float">
            <text:p>2</text:p>
          </table:table-cell>
          <table:table-cell table:style-name="ce9" table:formula="of:=[.M20]/[.K20]-1" office:value-type="percentage" office:value="0.860657060518732" calcext:value-type="percentage">
            <text:p>86.07%</text:p>
          </table:table-cell>
          <table:table-cell table:style-name="ce9" table:formula="of:=[.M20]/[.L20]-1" office:value-type="percentage" office:value="0.0256410256410255" calcext:value-type="percentage">
            <text:p>2.56%</text:p>
          </table:table-cell>
          <table:table-cell office:value-type="float" office:value="0.272612" calcext:value-type="float">
            <text:p>0.272612</text:p>
          </table:table-cell>
          <table:table-cell office:value-type="float" office:value="3.80214" calcext:value-type="float">
            <text:p>3.80214</text:p>
          </table:table-cell>
          <table:table-cell table:formula="of:=[.P20]/[.Q20]" office:value-type="float" office:value="0.0716996217919382" calcext:value-type="float">
            <text:p>0.0716996218</text:p>
          </table:table-cell>
          <table:table-cell office:value-type="float" office:value="0.182047" calcext:value-type="float">
            <text:p>0.182047</text:p>
          </table:table-cell>
          <table:table-cell office:value-type="float" office:value="0.185124" calcext:value-type="float">
            <text:p>0.185124</text:p>
          </table:table-cell>
          <table:table-cell table:formula="of:=[.T20]/[.R20]-1" office:value-type="percentage" office:value="1.58193830557716" calcext:value-type="percentage">
            <text:p>158.19%</text:p>
          </table:table-cell>
          <table:table-cell table:formula="of:=[.T20]/[.S20]-1" office:value-type="percentage" office:value="0.0169022285453757" calcext:value-type="percentage">
            <text:p>1.69%</text:p>
          </table:table-cell>
          <table:table-cell table:style-name="Default" office:value-type="float" office:value="0.655204" calcext:value-type="float">
            <text:p>0.655204</text:p>
          </table:table-cell>
          <table:table-cell table:style-name="Default" office:value-type="float" office:value="1.95456" calcext:value-type="float">
            <text:p>1.95456</text:p>
          </table:table-cell>
          <table:table-cell table:style-name="Default" table:formula="of:=[.W20]/[.X20]" office:value-type="float" office:value="0.335218156516044" calcext:value-type="float">
            <text:p>0.3352181565</text:p>
          </table:table-cell>
          <table:table-cell table:number-columns-repeated="2" table:style-name="Default" office:value-type="float" office:value="0.483603" calcext:value-type="float">
            <text:p>0.483603</text:p>
          </table:table-cell>
          <table:table-cell table:formula="of:=[.AA20]/[.Y20]-1" office:value-type="percentage" office:value="0.442651570625332" calcext:value-type="percentage">
            <text:p>44.27%</text:p>
          </table:table-cell>
          <table:table-cell table:formula="of:=[.AA20]/[.Z20]-1" office:value-type="percentage" office:value="0" calcext:value-type="percentage">
            <text:p>0.00%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3.62494" calcext:value-type="float">
            <text:p>3.62494</text:p>
          </table:table-cell>
          <table:table-cell table:formula="of:=[.AD20]/[.AE20]" office:value-type="float" office:value="0.129312485172168" calcext:value-type="float">
            <text:p>0.1293124852</text:p>
          </table:table-cell>
          <table:table-cell table:number-columns-repeated="2" office:value-type="float" office:value="0.234375" calcext:value-type="float">
            <text:p>0.234375</text:p>
          </table:table-cell>
          <table:table-cell table:formula="of:=[.AH20]/[.AF20]-1" office:value-type="percentage" office:value="0.81247" calcext:value-type="percentage">
            <text:p>81.25%</text:p>
          </table:table-cell>
          <table:table-cell table:style-name="ce12" table:formula="of:=[.AH20]/[.AG20]-1" office:value-type="percentage" office:value="0" calcext:value-type="percentage">
            <text:p>0.00%</text:p>
          </table:table-cell>
          <table:table-cell office:value-type="float" office:value="0.718636" calcext:value-type="float">
            <text:p>0.718636</text:p>
          </table:table-cell>
          <table:table-cell office:value-type="float" office:value="1.86748" calcext:value-type="float">
            <text:p>1.86748</text:p>
          </table:table-cell>
          <table:table-cell table:formula="of:=[.AK20]/[.AL20]" office:value-type="float" office:value="0.384815901642856" calcext:value-type="float">
            <text:p>0.3848159016</text:p>
          </table:table-cell>
          <table:table-cell office:value-type="float" office:value="0.545865" calcext:value-type="float">
            <text:p>0.545865</text:p>
          </table:table-cell>
          <table:table-cell office:value-type="float" office:value="0.540114" calcext:value-type="float">
            <text:p>0.540114</text:p>
          </table:table-cell>
          <table:table-cell table:style-name="ce9" table:formula="of:=[.AO20]/[.AM20]-1" office:value-type="percentage" office:value="0.403564659605141" calcext:value-type="percentage">
            <text:p>40.36%</text:p>
          </table:table-cell>
          <table:table-cell table:style-name="ce12" table:formula="of:=[.AO20]/[.AN20]-1" office:value-type="percentage" office:value="-0.0105355719820834" calcext:value-type="percentage">
            <text:p>-1.05%</text:p>
          </table:table-cell>
          <table:table-cell office:value-type="float" office:value="0.724968" calcext:value-type="float">
            <text:p>0.724968</text:p>
          </table:table-cell>
          <table:table-cell office:value-type="float" office:value="3.02409" calcext:value-type="float">
            <text:p>3.02409</text:p>
          </table:table-cell>
          <table:table-cell table:formula="of:=[.AR20]/[.AS20]" office:value-type="float" office:value="0.239730960388084" calcext:value-type="float">
            <text:p>0.2397309604</text:p>
          </table:table-cell>
          <table:table-cell office:value-type="float" office:value="0.360983" calcext:value-type="float">
            <text:p>0.360983</text:p>
          </table:table-cell>
          <table:table-cell office:value-type="float" office:value="0.358092" calcext:value-type="float">
            <text:p>0.358092</text:p>
          </table:table-cell>
          <table:table-cell table:style-name="ce9" table:formula="of:=[.AV20]/[.AT20]-1" office:value-type="percentage" office:value="0.493724462707319" calcext:value-type="percentage">
            <text:p>49.37%</text:p>
          </table:table-cell>
          <table:table-cell table:style-name="ce12" table:formula="of:=[.AV20]/[.AU20]-1" office:value-type="percentage" office:value="-0.00800868738971094" calcext:value-type="percentage">
            <text:p>-0.80%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rfbsessions.turbo.hiqual/tcvis-01-24.rfb </text:p>
          </table:table-cell>
          <table:table-cell office:value-type="float" office:value="4.04973" calcext:value-type="float">
            <text:p>4.04973</text:p>
          </table:table-cell>
          <table:table-cell office:value-type="float" office:value="1.85074" calcext:value-type="float">
            <text:p>1.85074</text:p>
          </table:table-cell>
          <table:table-cell table:formula="of:=[.B21]/[.C21]" office:value-type="float" office:value="2.18816797605282" calcext:value-type="float">
            <text:p>2.1881679761</text:p>
          </table:table-cell>
          <table:table-cell table:number-columns-repeated="2" office:value-type="float" office:value="2.57317" calcext:value-type="float">
            <text:p>2.57317</text:p>
          </table:table-cell>
          <table:table-cell table:style-name="ce9" table:formula="of:=[.F21]/[.D21]-1" office:value-type="percentage" office:value="0.17594719791196" calcext:value-type="percentage">
            <text:p>17.59%</text:p>
          </table:table-cell>
          <table:table-cell table:style-name="ce12" table:formula="of:=[.F21]/[.E21]-1" office:value-type="percentage" office:value="0" calcext:value-type="percentage">
            <text:p>0.00%</text:p>
          </table:table-cell>
          <table:table-cell office:value-type="float" office:value="2.92" calcext:value-type="float">
            <text:p>2.92</text:p>
          </table:table-cell>
          <table:table-cell office:value-type="float" office:value="3.42267" calcext:value-type="float">
            <text:p>3.42267</text:p>
          </table:table-cell>
          <table:table-cell table:formula="of:=[.I21]/[.J21]" office:value-type="float" office:value="0.853135125501436" calcext:value-type="float">
            <text:p>0.8531351255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table:style-name="ce9" table:formula="of:=[.M21]/[.K21]-1" office:value-type="percentage" office:value="1.10986506849315" calcext:value-type="percentage">
            <text:p>110.99%</text:p>
          </table:table-cell>
          <table:table-cell table:style-name="ce9" table:formula="of:=[.M21]/[.L21]-1" office:value-type="percentage" office:value="-0.0217391304347825" calcext:value-type="percentage">
            <text:p>-2.17%</text:p>
          </table:table-cell>
          <table:table-cell office:value-type="float" office:value="0.326758" calcext:value-type="float">
            <text:p>0.326758</text:p>
          </table:table-cell>
          <table:table-cell office:value-type="float" office:value="3.67354" calcext:value-type="float">
            <text:p>3.67354</text:p>
          </table:table-cell>
          <table:table-cell table:formula="of:=[.P21]/[.Q21]" office:value-type="float" office:value="0.0889490790899242" calcext:value-type="float">
            <text:p>0.0889490791</text:p>
          </table:table-cell>
          <table:table-cell office:value-type="float" office:value="0.192431" calcext:value-type="float">
            <text:p>0.192431</text:p>
          </table:table-cell>
          <table:table-cell office:value-type="float" office:value="0.193066" calcext:value-type="float">
            <text:p>0.193066</text:p>
          </table:table-cell>
          <table:table-cell table:formula="of:=[.T21]/[.R21]-1" office:value-type="percentage" office:value="1.17052275274056" calcext:value-type="percentage">
            <text:p>117.05%</text:p>
          </table:table-cell>
          <table:table-cell table:formula="of:=[.T21]/[.S21]-1" office:value-type="percentage" office:value="0.00329988411430593" calcext:value-type="percentage">
            <text:p>0.33%</text:p>
          </table:table-cell>
          <table:table-cell table:style-name="Default" office:value-type="float" office:value="0.561604" calcext:value-type="float">
            <text:p>0.561604</text:p>
          </table:table-cell>
          <table:table-cell table:style-name="Default" office:value-type="float" office:value="1.94738" calcext:value-type="float">
            <text:p>1.94738</text:p>
          </table:table-cell>
          <table:table-cell table:style-name="Default" table:formula="of:=[.W21]/[.X21]" office:value-type="float" office:value="0.288389528494695" calcext:value-type="float">
            <text:p>0.2883895285</text:p>
          </table:table-cell>
          <table:table-cell table:number-columns-repeated="2" table:style-name="Default" office:value-type="float" office:value="0.452403" calcext:value-type="float">
            <text:p>0.452403</text:p>
          </table:table-cell>
          <table:table-cell table:formula="of:=[.AA21]/[.Y21]-1" office:value-type="percentage" office:value="0.568722007215048" calcext:value-type="percentage">
            <text:p>56.87%</text:p>
          </table:table-cell>
          <table:table-cell table:formula="of:=[.AA21]/[.Z21]-1" office:value-type="percentage" office:value="0" calcext:value-type="percentage">
            <text:p>0.00%</text:p>
          </table:table-cell>
          <table:table-cell office:value-type="float" office:value="0.5" calcext:value-type="float">
            <text:p>0.5</text:p>
          </table:table-cell>
          <table:table-cell office:value-type="float" office:value="3.55558" calcext:value-type="float">
            <text:p>3.55558</text:p>
          </table:table-cell>
          <table:table-cell table:formula="of:=[.AD21]/[.AE21]" office:value-type="float" office:value="0.140624033209772" calcext:value-type="float">
            <text:p>0.1406240332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25" calcext:value-type="float">
            <text:p>0.25</text:p>
          </table:table-cell>
          <table:table-cell table:formula="of:=[.AH21]/[.AF21]-1" office:value-type="percentage" office:value="0.77779" calcext:value-type="percentage">
            <text:p>77.78%</text:p>
          </table:table-cell>
          <table:table-cell table:style-name="ce12" table:formula="of:=[.AH21]/[.AG21]-1" office:value-type="percentage" office:value="-0.0588235294117647" calcext:value-type="percentage">
            <text:p>-5.88%</text:p>
          </table:table-cell>
          <table:table-cell office:value-type="float" office:value="0.633436" calcext:value-type="float">
            <text:p>0.633436</text:p>
          </table:table-cell>
          <table:table-cell office:value-type="float" office:value="1.83108" calcext:value-type="float">
            <text:p>1.83108</text:p>
          </table:table-cell>
          <table:table-cell table:formula="of:=[.AK21]/[.AL21]" office:value-type="float" office:value="0.345935731917775" calcext:value-type="float">
            <text:p>0.3459357319</text:p>
          </table:table-cell>
          <table:table-cell office:value-type="float" office:value="0.456615" calcext:value-type="float">
            <text:p>0.456615</text:p>
          </table:table-cell>
          <table:table-cell office:value-type="float" office:value="0.454289" calcext:value-type="float">
            <text:p>0.454289</text:p>
          </table:table-cell>
          <table:table-cell table:style-name="ce9" table:formula="of:=[.AO21]/[.AM21]-1" office:value-type="percentage" office:value="0.313217913285636" calcext:value-type="percentage">
            <text:p>31.32%</text:p>
          </table:table-cell>
          <table:table-cell table:style-name="ce12" table:formula="of:=[.AO21]/[.AN21]-1" office:value-type="percentage" office:value="-0.00509400698619189" calcext:value-type="percentage">
            <text:p>-0.51%</text:p>
          </table:table-cell>
          <table:table-cell office:value-type="float" office:value="0.823354" calcext:value-type="float">
            <text:p>0.823354</text:p>
          </table:table-cell>
          <table:table-cell office:value-type="float" office:value="2.64043" calcext:value-type="float">
            <text:p>2.64043</text:p>
          </table:table-cell>
          <table:table-cell table:formula="of:=[.AR21]/[.AS21]" office:value-type="float" office:value="0.31182572535534" calcext:value-type="float">
            <text:p>0.3118257254</text:p>
          </table:table-cell>
          <table:table-cell office:value-type="float" office:value="0.35139" calcext:value-type="float">
            <text:p>0.35139</text:p>
          </table:table-cell>
          <table:table-cell office:value-type="float" office:value="0.355268" calcext:value-type="float">
            <text:p>0.355268</text:p>
          </table:table-cell>
          <table:table-cell table:style-name="ce9" table:formula="of:=[.AV21]/[.AT21]-1" office:value-type="percentage" office:value="0.139315877787683" calcext:value-type="percentage">
            <text:p>13.93%</text:p>
          </table:table-cell>
          <table:table-cell table:style-name="ce12" table:formula="of:=[.AV21]/[.AU21]-1" office:value-type="percentage" office:value="0.0110361706366144" calcext:value-type="percentage">
            <text:p>1.10%</text:p>
          </table:table-cell>
          <table:table-cell table:number-columns-repeated="974"/>
        </table:table-row>
        <table:table-row table:style-name="ro1">
          <table:table-cell table:style-name="ce3" office:value-type="string" calcext:value-type="string">
            <text:p>rfbsessions.turbo.hiqual/ugnx-01-24.rfb </text:p>
          </table:table-cell>
          <table:table-cell table:style-name="ce6" office:value-type="float" office:value="16.1556" calcext:value-type="float">
            <text:p>16.1556</text:p>
          </table:table-cell>
          <table:table-cell table:style-name="ce6" office:value-type="float" office:value="1.8373" calcext:value-type="float">
            <text:p>1.8373</text:p>
          </table:table-cell>
          <table:table-cell table:style-name="ce6" table:formula="of:=[.B22]/[.C22]" office:value-type="float" office:value="8.7931203396288" calcext:value-type="float">
            <text:p>8.7931203396</text:p>
          </table:table-cell>
          <table:table-cell table:number-columns-repeated="2" table:style-name="ce6" office:value-type="float" office:value="10.606" calcext:value-type="float">
            <text:p>10.606</text:p>
          </table:table-cell>
          <table:table-cell table:style-name="ce10" table:formula="of:=[.F22]/[.D22]-1" office:value-type="percentage" office:value="0.20617023199386" calcext:value-type="percentage">
            <text:p>20.62%</text:p>
          </table:table-cell>
          <table:table-cell table:style-name="ce13" table:formula="of:=[.F22]/[.E22]-1" office:value-type="percentage" office:value="0" calcext:value-type="percentage">
            <text:p>0.00%</text:p>
          </table:table-cell>
          <table:table-cell table:style-name="ce6" office:value-type="float" office:value="13.49" calcext:value-type="float">
            <text:p>13.49</text:p>
          </table:table-cell>
          <table:table-cell table:style-name="ce6" office:value-type="float" office:value="3.36565" calcext:value-type="float">
            <text:p>3.36565</text:p>
          </table:table-cell>
          <table:table-cell table:style-name="ce6" table:formula="of:=[.I22]/[.J22]" office:value-type="float" office:value="4.00814107230401" calcext:value-type="float">
            <text:p>4.0081410723</text:p>
          </table:table-cell>
          <table:table-cell table:style-name="ce6" office:value-type="float" office:value="7.9" calcext:value-type="float">
            <text:p>7.9</text:p>
          </table:table-cell>
          <table:table-cell table:style-name="ce6" office:value-type="float" office:value="7.84" calcext:value-type="float">
            <text:p>7.84</text:p>
          </table:table-cell>
          <table:table-cell table:style-name="ce10" table:formula="of:=[.M22]/[.K22]-1" office:value-type="percentage" office:value="0.956018977020015" calcext:value-type="percentage">
            <text:p>95.60%</text:p>
          </table:table-cell>
          <table:table-cell table:style-name="ce10" table:formula="of:=[.M22]/[.L22]-1" office:value-type="percentage" office:value="-0.0075949367088608" calcext:value-type="percentage">
            <text:p>-0.76%</text:p>
          </table:table-cell>
          <table:table-cell table:style-name="ce6" office:value-type="float" office:value="1.09024" calcext:value-type="float">
            <text:p>1.09024</text:p>
          </table:table-cell>
          <table:table-cell table:style-name="ce6" office:value-type="float" office:value="3.65646" calcext:value-type="float">
            <text:p>3.65646</text:p>
          </table:table-cell>
          <table:table-cell table:style-name="ce6" table:formula="of:=[.P22]/[.Q22]" office:value-type="float" office:value="0.298168173588662" calcext:value-type="float">
            <text:p>0.2981681736</text:p>
          </table:table-cell>
          <table:table-cell table:style-name="ce6" office:value-type="float" office:value="0.748856" calcext:value-type="float">
            <text:p>0.748856</text:p>
          </table:table-cell>
          <table:table-cell table:style-name="ce6" office:value-type="float" office:value="0.757299" calcext:value-type="float">
            <text:p>0.757299</text:p>
          </table:table-cell>
          <table:table-cell table:style-name="ce10" table:formula="of:=[.T22]/[.R22]-1" office:value-type="percentage" office:value="1.53983847734444" calcext:value-type="percentage">
            <text:p>153.98%</text:p>
          </table:table-cell>
          <table:table-cell table:style-name="ce13" table:formula="of:=[.T22]/[.S22]-1" office:value-type="percentage" office:value="0.0112745307509055" calcext:value-type="percentage">
            <text:p>1.13%</text:p>
          </table:table-cell>
          <table:table-cell table:style-name="ce6" office:value-type="float" office:value="2.60522" calcext:value-type="float">
            <text:p>2.60522</text:p>
          </table:table-cell>
          <table:table-cell table:style-name="ce6" office:value-type="float" office:value="1.95295" calcext:value-type="float">
            <text:p>1.95295</text:p>
          </table:table-cell>
          <table:table-cell table:style-name="ce6" table:formula="of:=[.W22]/[.X22]" office:value-type="float" office:value="1.33399216569805" calcext:value-type="float">
            <text:p>1.3339921657</text:p>
          </table:table-cell>
          <table:table-cell table:number-columns-repeated="2" table:style-name="ce6" office:value-type="float" office:value="2.01241" calcext:value-type="float">
            <text:p>2.01241</text:p>
          </table:table-cell>
          <table:table-cell table:style-name="ce10" table:formula="of:=[.AA22]/[.Y22]-1" office:value-type="percentage" office:value="0.508562082856726" calcext:value-type="percentage">
            <text:p>50.86%</text:p>
          </table:table-cell>
          <table:table-cell table:style-name="ce10" table:formula="of:=[.AA22]/[.Z22]-1" office:value-type="percentage" office:value="0" calcext:value-type="percentage">
            <text:p>0.00%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62853" calcext:value-type="float">
            <text:p>3.62853</text:p>
          </table:table-cell>
          <table:table-cell table:style-name="ce6" table:formula="of:=[.AD22]/[.AE22]" office:value-type="float" office:value="0.551187395446641" calcext:value-type="float">
            <text:p>0.5511873954</text:p>
          </table:table-cell>
          <table:table-cell table:style-name="ce6" office:value-type="float" office:value="1.03125" calcext:value-type="float">
            <text:p>1.03125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[.AH22]/[.AF22]-1" office:value-type="percentage" office:value="0.814265" calcext:value-type="percentage">
            <text:p>81.43%</text:p>
          </table:table-cell>
          <table:table-cell table:style-name="ce13" table:formula="of:=[.AH22]/[.AG22]-1" office:value-type="percentage" office:value="-0.0303030303030303" calcext:value-type="percentage">
            <text:p>-3.03%</text:p>
          </table:table-cell>
          <table:table-cell table:style-name="ce6" office:value-type="float" office:value="2.68117" calcext:value-type="float">
            <text:p>2.68117</text:p>
          </table:table-cell>
          <table:table-cell table:style-name="ce6" office:value-type="float" office:value="1.86694" calcext:value-type="float">
            <text:p>1.86694</text:p>
          </table:table-cell>
          <table:table-cell table:style-name="ce6" table:formula="of:=[.AK22]/[.AL22]" office:value-type="float" office:value="1.43613078084995" calcext:value-type="float">
            <text:p>1.4361307808</text:p>
          </table:table-cell>
          <table:table-cell table:style-name="ce6" office:value-type="float" office:value="2.0613" calcext:value-type="float">
            <text:p>2.0613</text:p>
          </table:table-cell>
          <table:table-cell table:style-name="ce6" office:value-type="float" office:value="2.05471" calcext:value-type="float">
            <text:p>2.05471</text:p>
          </table:table-cell>
          <table:table-cell table:style-name="ce10" table:formula="of:=[.AO22]/[.AM22]-1" office:value-type="percentage" office:value="0.430726245407788" calcext:value-type="percentage">
            <text:p>43.07%</text:p>
          </table:table-cell>
          <table:table-cell table:style-name="ce13" table:formula="of:=[.AO22]/[.AN22]-1" office:value-type="percentage" office:value="-0.00319701159462482" calcext:value-type="percentage">
            <text:p>-0.32%</text:p>
          </table:table-cell>
          <table:table-cell table:style-name="ce6" office:value-type="float" office:value="2.78813" calcext:value-type="float">
            <text:p>2.78813</text:p>
          </table:table-cell>
          <table:table-cell table:style-name="ce6" office:value-type="float" office:value="3.16783" calcext:value-type="float">
            <text:p>3.16783</text:p>
          </table:table-cell>
          <table:table-cell table:style-name="ce6" table:formula="of:=[.AR22]/[.AS22]" office:value-type="float" office:value="0.880138770072889" calcext:value-type="float">
            <text:p>0.8801387701</text:p>
          </table:table-cell>
          <table:table-cell table:style-name="ce6" office:value-type="float" office:value="1.42247" calcext:value-type="float">
            <text:p>1.42247</text:p>
          </table:table-cell>
          <table:table-cell table:style-name="ce6" office:value-type="float" office:value="1.41652" calcext:value-type="float">
            <text:p>1.41652</text:p>
          </table:table-cell>
          <table:table-cell table:style-name="ce10" table:formula="of:=[.AV22]/[.AT22]-1" office:value-type="percentage" office:value="0.60942802222278" calcext:value-type="percentage">
            <text:p>60.94%</text:p>
          </table:table-cell>
          <table:table-cell table:style-name="ce13" table:formula="of:=[.AV22]/[.AU22]-1" office:value-type="percentage" office:value="-0.00418286501648546" calcext:value-type="percentage">
            <text:p>-0.42%</text:p>
          </table:table-cell>
          <table:table-cell table:style-name="ce6" table:number-columns-repeated="974"/>
        </table:table-row>
        <table:table-row table:style-name="ro1">
          <table:table-cell table:style-name="ce4"/>
          <table:table-cell table:style-name="ce7" table:number-columns-repeated="5"/>
          <table:table-cell table:style-name="ce11" table:formula="of:=MEDIAN([.G3:.G22])" office:value-type="percentage" office:value="0.19105871495291" calcext:value-type="percentage">
            <text:p>19.11%</text:p>
          </table:table-cell>
          <table:table-cell table:style-name="ce14" table:formula="of:=MEDIAN([.H3:.H22])" office:value-type="percentage" office:value="0.00272620917109889" calcext:value-type="percentage">
            <text:p>0.27%</text:p>
          </table:table-cell>
          <table:table-cell table:style-name="ce7" table:number-columns-repeated="5"/>
          <table:table-cell table:style-name="ce11" table:formula="of:=MEDIAN([.N3:.N22])" office:value-type="percentage" office:value="0.915095659938579" calcext:value-type="percentage">
            <text:p>91.51%</text:p>
          </table:table-cell>
          <table:table-cell table:style-name="ce11" table:formula="of:=MEDIAN([.O3:.O22])" office:value-type="percentage" office:value="0.00321874833484304" calcext:value-type="percentage">
            <text:p>0.32%</text:p>
          </table:table-cell>
          <table:table-cell table:style-name="ce7" table:number-columns-repeated="5"/>
          <table:table-cell table:style-name="ce11" table:formula="of:=MEDIAN([.U3:.U22])" office:value-type="percentage" office:value="1.24752463439293" calcext:value-type="percentage">
            <text:p>124.75%</text:p>
          </table:table-cell>
          <table:table-cell table:style-name="ce14" table:formula="of:=MEDIAN([.V3:.V22])" office:value-type="percentage" office:value="0.000533674736722001" calcext:value-type="percentage">
            <text:p>0.05%</text:p>
          </table:table-cell>
          <table:table-cell table:style-name="ce11" table:number-columns-repeated="5"/>
          <table:table-cell table:style-name="ce11" table:formula="of:=MEDIAN([.AB3:.AB22])" office:value-type="percentage" office:value="0.489002266877671" calcext:value-type="percentage">
            <text:p>48.90%</text:p>
          </table:table-cell>
          <table:table-cell table:style-name="ce11" table:formula="of:=MEDIAN([.AC3:.AC22])" office:value-type="percentage" office:value="0" calcext:value-type="percentage">
            <text:p>0.00%</text:p>
          </table:table-cell>
          <table:table-cell table:style-name="ce7" table:number-columns-repeated="5"/>
          <table:table-cell table:style-name="ce11" table:formula="of:=MEDIAN([.AI3:.AI22])" office:value-type="percentage" office:value="0.763895" calcext:value-type="percentage">
            <text:p>76.39%</text:p>
          </table:table-cell>
          <table:table-cell table:style-name="ce14" table:formula="of:=MEDIAN([.AJ3:.AJ22])" office:value-type="percentage" office:value="-0.0303030303030303" calcext:value-type="percentage">
            <text:p>-3.03%</text:p>
          </table:table-cell>
          <table:table-cell table:style-name="ce7" table:number-columns-repeated="5"/>
          <table:table-cell table:style-name="ce11" table:formula="of:=MEDIAN([.AP3:.AP22])" office:value-type="percentage" office:value="0.358391286445388" calcext:value-type="percentage">
            <text:p>35.84%</text:p>
          </table:table-cell>
          <table:table-cell table:style-name="ce14" table:formula="of:=MEDIAN([.AQ3:.AQ22])" office:value-type="percentage" office:value="-0.00831751429064964" calcext:value-type="percentage">
            <text:p>-0.83%</text:p>
          </table:table-cell>
          <table:table-cell table:style-name="ce7" table:number-columns-repeated="5"/>
          <table:table-cell table:style-name="ce11" table:formula="of:=MEDIAN([.AW3:.AW22])" office:value-type="percentage" office:value="0.316520170247501" calcext:value-type="percentage">
            <text:p>31.65%</text:p>
          </table:table-cell>
          <table:table-cell table:style-name="ce14" table:formula="of:=MEDIAN([.AX3:.AX22])" office:value-type="percentage" office:value="-0.00621681557284631" calcext:value-type="percentage">
            <text:p>-0.62%</text:p>
          </table:table-cell>
          <table:table-cell table:style-name="ce7" table:number-columns-repeated="974"/>
        </table:table-row>
        <table:table-row table:style-name="ro1" table:number-rows-repeated="2">
          <table:table-cell table:number-columns-repeated="34"/>
          <table:table-cell table:style-name="Default"/>
          <table:table-cell table:number-columns-repeated="98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5:43:30.272103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ssman</meta:initial-creator>
    <meta:creation-date>2015-11-20T15:44:29.966346176</meta:creation-date>
    <dc:date>2015-12-02T16:15:21.042225053</dc:date>
    <dc:creator>Pierre Ossman</dc:creator>
    <meta:editing-duration>P2DT33M52S</meta:editing-duration>
    <meta:editing-cycles>11</meta:editing-cycles>
    <meta:generator>LibreOffice/5.0.3.2$Linux_X86_64 LibreOffice_project/00$Build-2</meta:generator>
    <meta:document-statistic meta:table-count="2" meta:cell-count="1109" meta:object-count="0"/>
  </office:meta>
</office:document-meta>
</file>